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2.053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3.328cm"/>
    </style:style>
    <style:style style:name="co6" style:family="table-column">
      <style:table-column-properties fo:break-before="auto" style:column-width="3.16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style:font-name="Courier New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row table:style-name="ro1" table:number-rows-repeated="2">
          <table:table-cell table:style-name="ce1" table:number-columns-repeated="6"/>
          <table:table-cell/>
        </table:table-row>
        <table:table-row table:style-name="ro1">
          <table:table-cell office:value-type="string">
            <text:p>Bin</text:p>
          </table:table-cell>
          <table:table-cell table:style-name="ce3" office:value-type="string">
            <text:p>Raw</text:p>
          </table:table-cell>
          <table:table-cell table:style-name="ce3" office:value-type="string">
            <text:p>Normalized</text:p>
          </table:table-cell>
          <table:table-cell table:style-name="ce3" office:value-type="string">
            <text:p>Expected</text:p>
          </table:table-cell>
          <table:table-cell table:style-name="ce3" office:value-type="string">
            <text:p>Error</text:p>
          </table:table-cell>
          <table:table-cell table:style-name="ce3" office:value-type="string">
            <text:p>Error Sq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67283">
            <text:p>1667283</text:p>
          </table:table-cell>
          <table:table-cell table:formula="of:=[.B4]/[.$B$11]" office:value-type="float" office:value="0.1667283">
            <text:p>1.66728E-001</text:p>
          </table:table-cell>
          <table:table-cell table:formula="of:=1/6" office:value-type="float" office:value="0.166666666666667">
            <text:p>1.66667E-001</text:p>
          </table:table-cell>
          <table:table-cell table:formula="of:=[.C4]-[.D4]" office:value-type="float" office:value="0.0000616333333333385">
            <text:p>6.16333E-005</text:p>
          </table:table-cell>
          <table:table-cell table:formula="of:=[.E4]*[.E4]" office:value-type="float" office:value="0.00000000379866777777842">
            <text:p>3.79867E-00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6483">
            <text:p>1666483</text:p>
          </table:table-cell>
          <table:table-cell table:formula="of:=[.B5]/[.$B$11]" office:value-type="float" office:value="0.1666483">
            <text:p>1.66648E-001</text:p>
          </table:table-cell>
          <table:table-cell table:formula="of:=1/6" office:value-type="float" office:value="0.166666666666667">
            <text:p>1.66667E-001</text:p>
          </table:table-cell>
          <table:table-cell table:formula="of:=[.C5]-[.D5]" office:value-type="float" office:value="-0.0000183666666666582">
            <text:p>-1.83667E-005</text:p>
          </table:table-cell>
          <table:table-cell table:formula="of:=[.E5]*[.E5]" office:value-type="float" office:value="0.000000000337334444444134">
            <text:p>3.37334E-01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66089">
            <text:p>1666089</text:p>
          </table:table-cell>
          <table:table-cell table:formula="of:=[.B6]/[.$B$11]" office:value-type="float" office:value="0.1666089">
            <text:p>1.66609E-001</text:p>
          </table:table-cell>
          <table:table-cell table:formula="of:=1/6" office:value-type="float" office:value="0.166666666666667">
            <text:p>1.66667E-001</text:p>
          </table:table-cell>
          <table:table-cell table:formula="of:=[.C6]-[.D6]" office:value-type="float" office:value="-0.0000577666666666532">
            <text:p>-5.77667E-005</text:p>
          </table:table-cell>
          <table:table-cell table:formula="of:=[.E6]*[.E6]" office:value-type="float" office:value="0.00000000333698777777622">
            <text:p>3.33699E-00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65807">
            <text:p>1665807</text:p>
          </table:table-cell>
          <table:table-cell table:formula="of:=[.B7]/[.$B$11]" office:value-type="float" office:value="0.1665807">
            <text:p>1.66581E-001</text:p>
          </table:table-cell>
          <table:table-cell table:formula="of:=1/6" office:value-type="float" office:value="0.166666666666667">
            <text:p>1.66667E-001</text:p>
          </table:table-cell>
          <table:table-cell table:formula="of:=[.C7]-[.D7]" office:value-type="float" office:value="-0.0000859666666666592">
            <text:p>-8.59667E-005</text:p>
          </table:table-cell>
          <table:table-cell table:formula="of:=[.E7]*[.E7]" office:value-type="float" office:value="0.00000000739026777777649">
            <text:p>7.39027E-00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68592">
            <text:p>1668592</text:p>
          </table:table-cell>
          <table:table-cell table:formula="of:=[.B8]/[.$B$11]" office:value-type="float" office:value="0.1668592">
            <text:p>1.66859E-001</text:p>
          </table:table-cell>
          <table:table-cell table:formula="of:=1/6" office:value-type="float" office:value="0.166666666666667">
            <text:p>1.66667E-001</text:p>
          </table:table-cell>
          <table:table-cell table:formula="of:=[.C8]-[.D8]" office:value-type="float" office:value="0.000192533333333356">
            <text:p>1.92533E-004</text:p>
          </table:table-cell>
          <table:table-cell table:formula="of:=[.E8]*[.E8]" office:value-type="float" office:value="0.000000037069084444453">
            <text:p>3.70691E-00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65746">
            <text:p>1665746</text:p>
          </table:table-cell>
          <table:table-cell table:formula="of:=[.B9]/[.$B$11]" office:value-type="float" office:value="0.1665746">
            <text:p>1.66575E-001</text:p>
          </table:table-cell>
          <table:table-cell table:formula="of:=1/6" office:value-type="float" office:value="0.166666666666667">
            <text:p>1.66667E-001</text:p>
          </table:table-cell>
          <table:table-cell table:formula="of:=[.C9]-[.D9]" office:value-type="float" office:value="-0.0000920666666666681">
            <text:p>-9.20667E-005</text:p>
          </table:table-cell>
          <table:table-cell table:formula="of:=[.E9]*[.E9]" office:value-type="float" office:value="0.00000000847627111111137">
            <text:p>8.47627E-0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</text:p>
          </table:table-cell>
          <table:table-cell table:formula="of:=SUM([.B4:.B9])" office:value-type="float" office:value="10000000">
            <text:p>10000000</text:p>
          </table:table-cell>
          <table:table-cell table:formula="of:=[.B11]/[.$B$11]" office:value-type="float" office:value="1">
            <text:p>1.00000E+000</text:p>
          </table:table-cell>
          <table:table-cell office:value-type="float" office:value="1">
            <text:p>1.00000E+000</text:p>
          </table:table-cell>
          <table:table-cell table:style-name="ce6" office:value-type="string">
            <text:p>Chi Squared</text:p>
          </table:table-cell>
          <table:table-cell table:formula="of:=SUM([.F4:.F9])" office:value-type="float" office:value="0.0000000604086133333397">
            <text:p>6.04086E-008</text:p>
          </table:table-cell>
          <table:table-cell/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ce1">
            <draw:frame table:end-cell-address="Sheet1.G33" table:end-x="0.205cm" table:end-y="0.213cm" draw:z-index="0" draw:style-name="gr1" draw:text-style-name="P1" svg:width="16.002cm" svg:height="8.979cm" svg:x="1.227cm" svg:y="0.267cm">
              <draw:object draw:notify-on-update-of-ranges="Sheet1.F3:Sheet1.F3 Sheet1.F4:Sheet1.F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5"/>
          <table:table-cell/>
        </table:table-row>
      </table:table>
      <table:table table:name="Sheet2" table:style-name="ta1" table:print="false">
        <table:table-column table:style-name="co3" table:default-cell-style-name="Default"/>
        <table:table-column table:style-name="co7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Sheet2.S46" table:end-x="2.094cm" table:end-y="0.292cm" draw:z-index="0" draw:style-name="gr1" draw:text-style-name="P1" svg:width="38.444cm" svg:height="19.951cm" svg:x="2.038cm" svg:y="0.213cm">
              <draw:object draw:notify-on-update-of-ranges="Sheet2.A3:Sheet2.A50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0.3839801541772">
            <text:p>40.3839801542</text:p>
          </table:table-cell>
          <table:table-cell/>
        </table:table-row>
        <table:table-row table:style-name="ro1">
          <table:table-cell office:value-type="float" office:value="-1.37070092519675">
            <text:p>-1.3707009252</text:p>
          </table:table-cell>
          <table:table-cell/>
        </table:table-row>
        <table:table-row table:style-name="ro1">
          <table:table-cell office:value-type="float" office:value="-0.223879223774697">
            <text:p>-0.2238792238</text:p>
          </table:table-cell>
          <table:table-cell/>
        </table:table-row>
        <table:table-row table:style-name="ro1">
          <table:table-cell office:value-type="float" office:value="-1.45177682048711">
            <text:p>-1.4517768205</text:p>
          </table:table-cell>
          <table:table-cell/>
        </table:table-row>
        <table:table-row table:style-name="ro1">
          <table:table-cell office:value-type="float" office:value="2.0378777012535">
            <text:p>2.0378777013</text:p>
          </table:table-cell>
          <table:table-cell/>
        </table:table-row>
        <table:table-row table:style-name="ro1">
          <table:table-cell office:value-type="float" office:value="-0.738522055149941">
            <text:p>-0.7385220551</text:p>
          </table:table-cell>
          <table:table-cell/>
        </table:table-row>
        <table:table-row table:style-name="ro1">
          <table:table-cell office:value-type="float" office:value="1.27918316706652">
            <text:p>1.2791831671</text:p>
          </table:table-cell>
          <table:table-cell/>
        </table:table-row>
        <table:table-row table:style-name="ro1">
          <table:table-cell office:value-type="float" office:value="0.609971171383256">
            <text:p>0.6099711714</text:p>
          </table:table-cell>
          <table:table-cell/>
        </table:table-row>
        <table:table-row table:style-name="ro1">
          <table:table-cell office:value-type="float" office:value="1.71512275658306">
            <text:p>1.7151227566</text:p>
          </table:table-cell>
          <table:table-cell/>
        </table:table-row>
        <table:table-row table:style-name="ro1">
          <table:table-cell office:value-type="float" office:value="-0.737107975641356">
            <text:p>-0.7371079756</text:p>
          </table:table-cell>
          <table:table-cell/>
        </table:table-row>
        <table:table-row table:style-name="ro1">
          <table:table-cell office:value-type="float" office:value="0.444765448786387">
            <text:p>0.4447654488</text:p>
          </table:table-cell>
          <table:table-cell/>
        </table:table-row>
        <table:table-row table:style-name="ro1">
          <table:table-cell office:value-type="float" office:value="-1.59299120518849">
            <text:p>-1.5929912052</text:p>
          </table:table-cell>
          <table:table-cell/>
        </table:table-row>
        <table:table-row table:style-name="ro1">
          <table:table-cell office:value-type="float" office:value="3.13749425324817">
            <text:p>3.1374942532</text:p>
          </table:table-cell>
          <table:table-cell/>
        </table:table-row>
        <table:table-row table:style-name="ro1">
          <table:table-cell office:value-type="float" office:value="-0.786542081356853">
            <text:p>-0.7865420814</text:p>
          </table:table-cell>
          <table:table-cell/>
        </table:table-row>
        <table:table-row table:style-name="ro1">
          <table:table-cell office:value-type="float" office:value="-1.70231643261988">
            <text:p>-1.7023164326</text:p>
          </table:table-cell>
          <table:table-cell/>
        </table:table-row>
        <table:table-row table:style-name="ro1">
          <table:table-cell office:value-type="float" office:value="0.75999449334344">
            <text:p>0.7599944933</text:p>
          </table:table-cell>
          <table:table-cell/>
        </table:table-row>
        <table:table-row table:style-name="ro1">
          <table:table-cell office:value-type="float" office:value="-0.0468509107614976">
            <text:p>-0.0468509108</text:p>
          </table:table-cell>
          <table:table-cell/>
        </table:table-row>
        <table:table-row table:style-name="ro1">
          <table:table-cell office:value-type="float" office:value="-1.02630956186831">
            <text:p>-1.0263095619</text:p>
          </table:table-cell>
          <table:table-cell/>
        </table:table-row>
        <table:table-row table:style-name="ro1">
          <table:table-cell office:value-type="float" office:value="-1.55449184986055">
            <text:p>-1.5544918499</text:p>
          </table:table-cell>
          <table:table-cell/>
        </table:table-row>
        <table:table-row table:style-name="ro1">
          <table:table-cell office:value-type="float" office:value="0.681231761575836">
            <text:p>0.6812317616</text:p>
          </table:table-cell>
          <table:table-cell/>
        </table:table-row>
        <table:table-row table:style-name="ro1">
          <table:table-cell office:value-type="float" office:value="-1.49235257721296">
            <text:p>-1.4923525772</text:p>
          </table:table-cell>
          <table:table-cell/>
        </table:table-row>
        <table:table-row table:style-name="ro1">
          <table:table-cell office:value-type="float" office:value="-0.3160077774695">
            <text:p>-0.3160077775</text:p>
          </table:table-cell>
          <table:table-cell/>
        </table:table-row>
        <table:table-row table:style-name="ro1">
          <table:table-cell office:value-type="float" office:value="-1.16013444500691">
            <text:p>-1.160134445</text:p>
          </table:table-cell>
          <table:table-cell/>
        </table:table-row>
        <table:table-row table:style-name="ro1">
          <table:table-cell office:value-type="float" office:value="4.04890890107529">
            <text:p>4.0489089011</text:p>
          </table:table-cell>
          <table:table-cell/>
        </table:table-row>
        <table:table-row table:style-name="ro1">
          <table:table-cell office:value-type="float" office:value="-1.81402081758168">
            <text:p>-1.8140208176</text:p>
          </table:table-cell>
          <table:table-cell/>
        </table:table-row>
        <table:table-row table:style-name="ro1">
          <table:table-cell office:value-type="float" office:value="0.155533951387239">
            <text:p>0.1555339514</text:p>
          </table:table-cell>
          <table:table-cell/>
        </table:table-row>
        <table:table-row table:style-name="ro1">
          <table:table-cell office:value-type="float" office:value="-0.604362690193284">
            <text:p>-0.6043626902</text:p>
          </table:table-cell>
          <table:table-cell/>
        </table:table-row>
        <table:table-row table:style-name="ro1">
          <table:table-cell office:value-type="float" office:value="-0.319129156460659">
            <text:p>-0.3191291565</text:p>
          </table:table-cell>
          <table:table-cell/>
        </table:table-row>
        <table:table-row table:style-name="ro1">
          <table:table-cell office:value-type="float" office:value="-0.313637917724133">
            <text:p>-0.3136379177</text:p>
          </table:table-cell>
          <table:table-cell/>
        </table:table-row>
        <table:table-row table:style-name="ro1">
          <table:table-cell office:value-type="float" office:value="-0.507247113614218">
            <text:p>-0.5072471136</text:p>
          </table:table-cell>
          <table:table-cell/>
        </table:table-row>
        <table:table-row table:style-name="ro1">
          <table:table-cell office:value-type="float" office:value="1.27906809706816">
            <text:p>1.2790680971</text:p>
          </table:table-cell>
          <table:table-cell/>
        </table:table-row>
        <table:table-row table:style-name="ro1">
          <table:table-cell office:value-type="float" office:value="0.24443903346113">
            <text:p>0.2444390335</text:p>
          </table:table-cell>
          <table:table-cell/>
        </table:table-row>
        <table:table-row table:style-name="ro1">
          <table:table-cell office:value-type="float" office:value="0.697262425769886">
            <text:p>0.6972624258</text:p>
          </table:table-cell>
          <table:table-cell/>
        </table:table-row>
        <table:table-row table:style-name="ro1">
          <table:table-cell office:value-type="float" office:value="-3.91831310763928">
            <text:p>-3.9183131076</text:p>
          </table:table-cell>
          <table:table-cell/>
        </table:table-row>
        <table:table-row table:style-name="ro1">
          <table:table-cell office:value-type="float" office:value="2.86383949904158">
            <text:p>2.863839499</text:p>
          </table:table-cell>
          <table:table-cell/>
        </table:table-row>
        <table:table-row table:style-name="ro1">
          <table:table-cell office:value-type="float" office:value="1.41788276362425">
            <text:p>1.4178827636</text:p>
          </table:table-cell>
          <table:table-cell/>
        </table:table-row>
        <table:table-row table:style-name="ro1">
          <table:table-cell office:value-type="float" office:value="-0.639593210063816">
            <text:p>-0.6395932101</text:p>
          </table:table-cell>
          <table:table-cell/>
        </table:table-row>
        <table:table-row table:style-name="ro1">
          <table:table-cell office:value-type="float" office:value="1.21799382861285">
            <text:p>1.2179938286</text:p>
          </table:table-cell>
          <table:table-cell/>
        </table:table-row>
        <table:table-row table:style-name="ro1">
          <table:table-cell office:value-type="float" office:value="0.950474664195877">
            <text:p>0.9504746642</text:p>
          </table:table-cell>
          <table:table-cell/>
        </table:table-row>
        <table:table-row table:style-name="ro1">
          <table:table-cell office:value-type="float" office:value="-3.10752696010065">
            <text:p>-3.1075269601</text:p>
          </table:table-cell>
          <table:table-cell/>
        </table:table-row>
        <table:table-row table:style-name="ro1">
          <table:table-cell office:value-type="float" office:value="-0.210059255539015">
            <text:p>-0.2100592555</text:p>
          </table:table-cell>
          <table:table-cell/>
        </table:table-row>
        <table:table-row table:style-name="ro1">
          <table:table-cell office:value-type="float" office:value="-0.510627718870593">
            <text:p>-0.5106277189</text:p>
          </table:table-cell>
          <table:table-cell/>
        </table:table-row>
        <table:table-row table:style-name="ro1">
          <table:table-cell office:value-type="float" office:value="2.74332077256875">
            <text:p>2.7433207726</text:p>
          </table:table-cell>
          <table:table-cell/>
        </table:table-row>
        <table:table-row table:style-name="ro1">
          <table:table-cell office:value-type="float" office:value="-0.254912895002856">
            <text:p>-0.254912895</text:p>
          </table:table-cell>
          <table:table-cell/>
        </table:table-row>
        <table:table-row table:style-name="ro1">
          <table:table-cell office:value-type="float" office:value="2.51279750024907">
            <text:p>2.5127975002</text:p>
          </table:table-cell>
          <table:table-cell/>
        </table:table-row>
        <table:table-row table:style-name="ro1">
          <table:table-cell office:value-type="float" office:value="0.861935665612866">
            <text:p>0.8619356656</text:p>
          </table:table-cell>
          <table:table-cell/>
        </table:table-row>
        <table:table-row table:style-name="ro1">
          <table:table-cell office:value-type="float" office:value="1.71943996119178">
            <text:p>1.7194399612</text:p>
          </table:table-cell>
          <table:table-cell/>
        </table:table-row>
        <table:table-row table:style-name="ro1">
          <table:table-cell office:value-type="float" office:value="0.178807503644466">
            <text:p>0.1788075036</text:p>
          </table:table-cell>
          <table:table-cell/>
        </table:table-row>
        <table:table-row table:style-name="ro1">
          <table:table-cell office:value-type="float" office:value="0.691673144238431">
            <text:p>0.6916731442</text:p>
          </table:table-cell>
          <table:table-cell/>
        </table:table-row>
        <table:table-row table:style-name="ro1">
          <table:table-cell office:value-type="float" office:value="0.609543667628023">
            <text:p>0.6095436676</text:p>
          </table:table-cell>
          <table:table-cell/>
        </table:table-row>
        <table:table-row table:style-name="ro1">
          <table:table-cell office:value-type="float" office:value="0.734133871469801">
            <text:p>0.7341338715</text:p>
          </table:table-cell>
          <table:table-cell/>
        </table:table-row>
        <table:table-row table:style-name="ro1">
          <table:table-cell office:value-type="float" office:value="2.73668710997816">
            <text:p>2.73668711</text:p>
          </table:table-cell>
          <table:table-cell/>
        </table:table-row>
        <table:table-row table:style-name="ro1">
          <table:table-cell office:value-type="float" office:value="0.329173275491185">
            <text:p>0.3291732755</text:p>
          </table:table-cell>
          <table:table-cell/>
        </table:table-row>
        <table:table-row table:style-name="ro1">
          <table:table-cell office:value-type="float" office:value="-0.688568709589525">
            <text:p>-0.6885687096</text:p>
          </table:table-cell>
          <table:table-cell/>
        </table:table-row>
        <table:table-row table:style-name="ro1">
          <table:table-cell office:value-type="float" office:value="-0.192638512510899">
            <text:p>-0.1926385125</text:p>
          </table:table-cell>
          <table:table-cell/>
        </table:table-row>
        <table:table-row table:style-name="ro1">
          <table:table-cell office:value-type="float" office:value="2.27194305823707">
            <text:p>2.2719430582</text:p>
          </table:table-cell>
          <table:table-cell/>
        </table:table-row>
        <table:table-row table:style-name="ro1">
          <table:table-cell office:value-type="float" office:value="-0.687988495508553">
            <text:p>-0.6879884955</text:p>
          </table:table-cell>
          <table:table-cell/>
        </table:table-row>
        <table:table-row table:style-name="ro1">
          <table:table-cell office:value-type="float" office:value="-0.902829762203948">
            <text:p>-0.9028297622</text:p>
          </table:table-cell>
          <table:table-cell/>
        </table:table-row>
        <table:table-row table:style-name="ro1">
          <table:table-cell office:value-type="float" office:value="3.230033549297">
            <text:p>3.2300335493</text:p>
          </table:table-cell>
          <table:table-cell/>
        </table:table-row>
        <table:table-row table:style-name="ro1">
          <table:table-cell office:value-type="float" office:value="0.701149646630058">
            <text:p>0.7011496466</text:p>
          </table:table-cell>
          <table:table-cell/>
        </table:table-row>
        <table:table-row table:style-name="ro1">
          <table:table-cell office:value-type="float" office:value="0.996484719592954">
            <text:p>0.9964847196</text:p>
          </table:table-cell>
          <table:table-cell/>
        </table:table-row>
        <table:table-row table:style-name="ro1">
          <table:table-cell office:value-type="float" office:value="1.2524847492492">
            <text:p>1.2524847492</text:p>
          </table:table-cell>
          <table:table-cell/>
        </table:table-row>
        <table:table-row table:style-name="ro1">
          <table:table-cell office:value-type="float" office:value="-2.73815667170989">
            <text:p>-2.7381566717</text:p>
          </table:table-cell>
          <table:table-cell/>
        </table:table-row>
        <table:table-row table:style-name="ro1">
          <table:table-cell office:value-type="float" office:value="1.23108604691092">
            <text:p>1.2310860469</text:p>
          </table:table-cell>
          <table:table-cell/>
        </table:table-row>
        <table:table-row table:style-name="ro1">
          <table:table-cell office:value-type="float" office:value="2.69410787922898">
            <text:p>2.6941078792</text:p>
          </table:table-cell>
          <table:table-cell/>
        </table:table-row>
        <table:table-row table:style-name="ro1">
          <table:table-cell office:value-type="float" office:value="4.10943690466823">
            <text:p>4.1094369047</text:p>
          </table:table-cell>
          <table:table-cell/>
        </table:table-row>
        <table:table-row table:style-name="ro1">
          <table:table-cell office:value-type="float" office:value="-0.287871974757733">
            <text:p>-0.2878719748</text:p>
          </table:table-cell>
          <table:table-cell/>
        </table:table-row>
        <table:table-row table:style-name="ro1">
          <table:table-cell office:value-type="float" office:value="1.33602190043226">
            <text:p>1.3360219004</text:p>
          </table:table-cell>
          <table:table-cell/>
        </table:table-row>
        <table:table-row table:style-name="ro1">
          <table:table-cell office:value-type="float" office:value="-0.194529391027338">
            <text:p>-0.194529391</text:p>
          </table:table-cell>
          <table:table-cell/>
        </table:table-row>
        <table:table-row table:style-name="ro1">
          <table:table-cell office:value-type="float" office:value="1.01677757348869">
            <text:p>1.0167775735</text:p>
          </table:table-cell>
          <table:table-cell/>
        </table:table-row>
        <table:table-row table:style-name="ro1">
          <table:table-cell office:value-type="float" office:value="-1.70238792301756">
            <text:p>-1.702387923</text:p>
          </table:table-cell>
          <table:table-cell/>
        </table:table-row>
        <table:table-row table:style-name="ro1">
          <table:table-cell office:value-type="float" office:value="1.31448923158476">
            <text:p>1.3144892316</text:p>
          </table:table-cell>
          <table:table-cell/>
        </table:table-row>
        <table:table-row table:style-name="ro1">
          <table:table-cell office:value-type="float" office:value="-0.55952799532426">
            <text:p>-0.5595279953</text:p>
          </table:table-cell>
          <table:table-cell/>
        </table:table-row>
        <table:table-row table:style-name="ro1">
          <table:table-cell office:value-type="float" office:value="-1.42055969921298">
            <text:p>-1.4205596992</text:p>
          </table:table-cell>
          <table:table-cell/>
        </table:table-row>
        <table:table-row table:style-name="ro1">
          <table:table-cell office:value-type="float" office:value="-0.385810741991264">
            <text:p>-0.385810742</text:p>
          </table:table-cell>
          <table:table-cell/>
        </table:table-row>
        <table:table-row table:style-name="ro1">
          <table:table-cell office:value-type="float" office:value="-0.0576757974678831">
            <text:p>-0.0576757975</text:p>
          </table:table-cell>
          <table:table-cell/>
        </table:table-row>
        <table:table-row table:style-name="ro1">
          <table:table-cell office:value-type="float" office:value="-0.657220907521915">
            <text:p>-0.6572209075</text:p>
          </table:table-cell>
          <table:table-cell/>
        </table:table-row>
        <table:table-row table:style-name="ro1">
          <table:table-cell office:value-type="float" office:value="1.7789051305221">
            <text:p>1.7789051305</text:p>
          </table:table-cell>
          <table:table-cell/>
        </table:table-row>
        <table:table-row table:style-name="ro1">
          <table:table-cell office:value-type="float" office:value="0.329413537509917">
            <text:p>0.3294135375</text:p>
          </table:table-cell>
          <table:table-cell/>
        </table:table-row>
        <table:table-row table:style-name="ro1">
          <table:table-cell office:value-type="float" office:value="-2.49970521832514">
            <text:p>-2.4997052183</text:p>
          </table:table-cell>
          <table:table-cell/>
        </table:table-row>
        <table:table-row table:style-name="ro1">
          <table:table-cell office:value-type="float" office:value="-0.49371254336943">
            <text:p>-0.4937125434</text:p>
          </table:table-cell>
          <table:table-cell/>
        </table:table-row>
        <table:table-row table:style-name="ro1">
          <table:table-cell office:value-type="float" office:value="0.94134121970256">
            <text:p>0.9413412197</text:p>
          </table:table-cell>
          <table:table-cell/>
        </table:table-row>
        <table:table-row table:style-name="ro1">
          <table:table-cell office:value-type="float" office:value="1.01934070247052">
            <text:p>1.0193407025</text:p>
          </table:table-cell>
          <table:table-cell/>
        </table:table-row>
        <table:table-row table:style-name="ro1">
          <table:table-cell office:value-type="float" office:value="-0.5860696514091">
            <text:p>-0.5860696514</text:p>
          </table:table-cell>
          <table:table-cell/>
        </table:table-row>
        <table:table-row table:style-name="ro1">
          <table:table-cell office:value-type="float" office:value="0.941151570196303">
            <text:p>0.9411515702</text:p>
          </table:table-cell>
          <table:table-cell/>
        </table:table-row>
        <table:table-row table:style-name="ro1">
          <table:table-cell office:value-type="float" office:value="-1.6013795484607">
            <text:p>-1.6013795485</text:p>
          </table:table-cell>
          <table:table-cell/>
        </table:table-row>
        <table:table-row table:style-name="ro1">
          <table:table-cell office:value-type="float" office:value="-0.373897262452175">
            <text:p>-0.3738972625</text:p>
          </table:table-cell>
          <table:table-cell/>
        </table:table-row>
        <table:table-row table:style-name="ro1">
          <table:table-cell office:value-type="float" office:value="3.15387953450134">
            <text:p>3.1538795345</text:p>
          </table:table-cell>
          <table:table-cell/>
        </table:table-row>
        <table:table-row table:style-name="ro1">
          <table:table-cell office:value-type="float" office:value="-1.11815947729825">
            <text:p>-1.1181594773</text:p>
          </table:table-cell>
          <table:table-cell/>
        </table:table-row>
        <table:table-row table:style-name="ro1">
          <table:table-cell office:value-type="float" office:value="-2.208788181239">
            <text:p>-2.2087881812</text:p>
          </table:table-cell>
          <table:table-cell/>
        </table:table-row>
        <table:table-row table:style-name="ro1">
          <table:table-cell office:value-type="float" office:value="1.34024908465423">
            <text:p>1.3402490847</text:p>
          </table:table-cell>
          <table:table-cell/>
        </table:table-row>
        <table:table-row table:style-name="ro1">
          <table:table-cell office:value-type="float" office:value="-5.57582994377492">
            <text:p>-5.5758299438</text:p>
          </table:table-cell>
          <table:table-cell/>
        </table:table-row>
        <table:table-row table:style-name="ro1">
          <table:table-cell office:value-type="float" office:value="1.18401628567172">
            <text:p>1.1840162857</text:p>
          </table:table-cell>
          <table:table-cell/>
        </table:table-row>
        <table:table-row table:style-name="ro1">
          <table:table-cell office:value-type="float" office:value="-0.32629984726267">
            <text:p>-0.3262998473</text:p>
          </table:table-cell>
          <table:table-cell/>
        </table:table-row>
        <table:table-row table:style-name="ro1">
          <table:table-cell office:value-type="float" office:value="0.284684343759029">
            <text:p>0.2846843438</text:p>
          </table:table-cell>
          <table:table-cell/>
        </table:table-row>
        <table:table-row table:style-name="ro1">
          <table:table-cell office:value-type="float" office:value="-2.95547474407818">
            <text:p>-2.9554747441</text:p>
          </table:table-cell>
          <table:table-cell/>
        </table:table-row>
        <table:table-row table:style-name="ro1">
          <table:table-cell office:value-type="float" office:value="-0.15212211359302">
            <text:p>-0.1521221136</text:p>
          </table:table-cell>
          <table:table-cell/>
        </table:table-row>
        <table:table-row table:style-name="ro1">
          <table:table-cell office:value-type="float" office:value="-1.61531208991144">
            <text:p>-1.6153120899</text:p>
          </table:table-cell>
          <table:table-cell/>
        </table:table-row>
        <table:table-row table:style-name="ro1">
          <table:table-cell office:value-type="float" office:value="-0.596159015083035">
            <text:p>-0.5961590151</text:p>
          </table:table-cell>
          <table:table-cell/>
        </table:table-row>
        <table:table-row table:style-name="ro1">
          <table:table-cell office:value-type="float" office:value="-1.01684115799284">
            <text:p>-1.016841158</text:p>
          </table:table-cell>
          <table:table-cell/>
        </table:table-row>
        <table:table-row table:style-name="ro1">
          <table:table-cell office:value-type="float" office:value="2.51645391149391">
            <text:p>2.5164539115</text:p>
          </table:table-cell>
          <table:table-cell/>
        </table:table-row>
        <table:table-row table:style-name="ro1">
          <table:table-cell office:value-type="float" office:value="1.29526756681396">
            <text:p>1.2952675668</text:p>
          </table:table-cell>
          <table:table-cell/>
        </table:table-row>
        <table:table-row table:style-name="ro1">
          <table:table-cell office:value-type="float" office:value="0.80125187508895">
            <text:p>0.8012518751</text:p>
          </table:table-cell>
          <table:table-cell/>
        </table:table-row>
        <table:table-row table:style-name="ro1">
          <table:table-cell office:value-type="float" office:value="-1.12718115366557">
            <text:p>-1.1271811537</text:p>
          </table:table-cell>
          <table:table-cell/>
        </table:table-row>
        <table:table-row table:style-name="ro1">
          <table:table-cell office:value-type="float" office:value="0.587816289401115">
            <text:p>0.5878162894</text:p>
          </table:table-cell>
          <table:table-cell/>
        </table:table-row>
        <table:table-row table:style-name="ro1">
          <table:table-cell office:value-type="float" office:value="1.60663942144008">
            <text:p>1.6066394214</text:p>
          </table:table-cell>
          <table:table-cell/>
        </table:table-row>
        <table:table-row table:style-name="ro1">
          <table:table-cell office:value-type="float" office:value="0.201895328475655">
            <text:p>0.2018953285</text:p>
          </table:table-cell>
          <table:table-cell/>
        </table:table-row>
        <table:table-row table:style-name="ro1">
          <table:table-cell office:value-type="float" office:value="-0.296311426106264">
            <text:p>-0.2963114261</text:p>
          </table:table-cell>
          <table:table-cell/>
        </table:table-row>
        <table:table-row table:style-name="ro1">
          <table:table-cell office:value-type="float" office:value="-1.76441602818075">
            <text:p>-1.7644160282</text:p>
          </table:table-cell>
          <table:table-cell/>
        </table:table-row>
        <table:table-row table:style-name="ro1">
          <table:table-cell office:value-type="float" office:value="3.48368552097678">
            <text:p>3.483685521</text:p>
          </table:table-cell>
          <table:table-cell/>
        </table:table-row>
        <table:table-row table:style-name="ro1">
          <table:table-cell office:value-type="float" office:value="-1.32954409153484">
            <text:p>-1.3295440915</text:p>
          </table:table-cell>
          <table:table-cell/>
        </table:table-row>
        <table:table-row table:style-name="ro1">
          <table:table-cell office:value-type="float" office:value="-1.06852800838521">
            <text:p>-1.0685280084</text:p>
          </table:table-cell>
          <table:table-cell/>
        </table:table-row>
        <table:table-row table:style-name="ro1">
          <table:table-cell office:value-type="float" office:value="4.33421719643134">
            <text:p>4.3342171964</text:p>
          </table:table-cell>
          <table:table-cell/>
        </table:table-row>
        <table:table-row table:style-name="ro1">
          <table:table-cell office:value-type="float" office:value="3.57708864991777">
            <text:p>3.5770886499</text:p>
          </table:table-cell>
          <table:table-cell/>
        </table:table-row>
        <table:table-row table:style-name="ro1">
          <table:table-cell office:value-type="float" office:value="-2.0290959782248">
            <text:p>-2.0290959782</text:p>
          </table:table-cell>
          <table:table-cell/>
        </table:table-row>
        <table:table-row table:style-name="ro1">
          <table:table-cell office:value-type="float" office:value="0.736921221673936">
            <text:p>0.7369212217</text:p>
          </table:table-cell>
          <table:table-cell/>
        </table:table-row>
        <table:table-row table:style-name="ro1">
          <table:table-cell office:value-type="float" office:value="-0.706657439353439">
            <text:p>-0.7066574394</text:p>
          </table:table-cell>
          <table:table-cell/>
        </table:table-row>
        <table:table-row table:style-name="ro1">
          <table:table-cell office:value-type="float" office:value="0.797246915270514">
            <text:p>0.7972469153</text:p>
          </table:table-cell>
          <table:table-cell/>
        </table:table-row>
        <table:table-row table:style-name="ro1">
          <table:table-cell office:value-type="float" office:value="0.981121458882797">
            <text:p>0.9811214589</text:p>
          </table:table-cell>
          <table:table-cell/>
        </table:table-row>
        <table:table-row table:style-name="ro1">
          <table:table-cell office:value-type="float" office:value="2.86659368900714">
            <text:p>2.866593689</text:p>
          </table:table-cell>
          <table:table-cell/>
        </table:table-row>
        <table:table-row table:style-name="ro1">
          <table:table-cell office:value-type="float" office:value="-2.37271492797671">
            <text:p>-2.372714928</text:p>
          </table:table-cell>
          <table:table-cell/>
        </table:table-row>
        <table:table-row table:style-name="ro1">
          <table:table-cell office:value-type="float" office:value="-2.19829536668927">
            <text:p>-2.1982953667</text:p>
          </table:table-cell>
          <table:table-cell/>
        </table:table-row>
        <table:table-row table:style-name="ro1">
          <table:table-cell office:value-type="float" office:value="0.879738393250716">
            <text:p>0.8797383933</text:p>
          </table:table-cell>
          <table:table-cell/>
        </table:table-row>
        <table:table-row table:style-name="ro1">
          <table:table-cell office:value-type="float" office:value="-1.26579636221653">
            <text:p>-1.2657963622</text:p>
          </table:table-cell>
          <table:table-cell/>
        </table:table-row>
        <table:table-row table:style-name="ro1">
          <table:table-cell office:value-type="float" office:value="2.34891440607821">
            <text:p>2.3489144061</text:p>
          </table:table-cell>
          <table:table-cell/>
        </table:table-row>
        <table:table-row table:style-name="ro1">
          <table:table-cell office:value-type="float" office:value="-0.341351169853482">
            <text:p>-0.3413511699</text:p>
          </table:table-cell>
          <table:table-cell/>
        </table:table-row>
        <table:table-row table:style-name="ro1">
          <table:table-cell office:value-type="float" office:value="0.191041817905745">
            <text:p>0.1910418179</text:p>
          </table:table-cell>
          <table:table-cell/>
        </table:table-row>
        <table:table-row table:style-name="ro1">
          <table:table-cell office:value-type="float" office:value="-0.221805457842158">
            <text:p>-0.2218054578</text:p>
          </table:table-cell>
          <table:table-cell/>
        </table:table-row>
        <table:table-row table:style-name="ro1">
          <table:table-cell office:value-type="float" office:value="-0.48563354738568">
            <text:p>-0.4856335474</text:p>
          </table:table-cell>
          <table:table-cell/>
        </table:table-row>
        <table:table-row table:style-name="ro1">
          <table:table-cell office:value-type="float" office:value="-4.03678187705542">
            <text:p>-4.0367818771</text:p>
          </table:table-cell>
          <table:table-cell/>
        </table:table-row>
        <table:table-row table:style-name="ro1">
          <table:table-cell office:value-type="float" office:value="0.0806161011513503">
            <text:p>0.0806161012</text:p>
          </table:table-cell>
          <table:table-cell/>
        </table:table-row>
        <table:table-row table:style-name="ro1">
          <table:table-cell office:value-type="float" office:value="1.53063640778836">
            <text:p>1.5306364078</text:p>
          </table:table-cell>
          <table:table-cell/>
        </table:table-row>
        <table:table-row table:style-name="ro1">
          <table:table-cell office:value-type="float" office:value="2.49837115515481">
            <text:p>2.4983711552</text:p>
          </table:table-cell>
          <table:table-cell/>
        </table:table-row>
        <table:table-row table:style-name="ro1">
          <table:table-cell office:value-type="float" office:value="-2.13131302118477">
            <text:p>-2.1313130212</text:p>
          </table:table-cell>
          <table:table-cell/>
        </table:table-row>
        <table:table-row table:style-name="ro1">
          <table:table-cell office:value-type="float" office:value="1.15711132265561">
            <text:p>1.1571113227</text:p>
          </table:table-cell>
          <table:table-cell/>
        </table:table-row>
        <table:table-row table:style-name="ro1">
          <table:table-cell office:value-type="float" office:value="0.338812370264887">
            <text:p>0.3388123703</text:p>
          </table:table-cell>
          <table:table-cell/>
        </table:table-row>
        <table:table-row table:style-name="ro1">
          <table:table-cell office:value-type="float" office:value="1.87840516821108">
            <text:p>1.8784051682</text:p>
          </table:table-cell>
          <table:table-cell/>
        </table:table-row>
        <table:table-row table:style-name="ro1">
          <table:table-cell office:value-type="float" office:value="-2.92988681280829">
            <text:p>-2.9298868128</text:p>
          </table:table-cell>
          <table:table-cell/>
        </table:table-row>
        <table:table-row table:style-name="ro1">
          <table:table-cell office:value-type="float" office:value="0.0210397481955445">
            <text:p>0.0210397482</text:p>
          </table:table-cell>
          <table:table-cell/>
        </table:table-row>
        <table:table-row table:style-name="ro1">
          <table:table-cell office:value-type="float" office:value="-0.43294687088079">
            <text:p>-0.4329468709</text:p>
          </table:table-cell>
          <table:table-cell/>
        </table:table-row>
        <table:table-row table:style-name="ro1">
          <table:table-cell office:value-type="float" office:value="0.405056385761574">
            <text:p>0.4050563858</text:p>
          </table:table-cell>
          <table:table-cell/>
        </table:table-row>
        <table:table-row table:style-name="ro1">
          <table:table-cell office:value-type="float" office:value="0.141181200861913">
            <text:p>0.1411812009</text:p>
          </table:table-cell>
          <table:table-cell/>
        </table:table-row>
        <table:table-row table:style-name="ro1">
          <table:table-cell office:value-type="float" office:value="-1.28242411001719">
            <text:p>-1.28242411</text:p>
          </table:table-cell>
          <table:table-cell/>
        </table:table-row>
        <table:table-row table:style-name="ro1">
          <table:table-cell office:value-type="float" office:value="0.0148065584432958">
            <text:p>0.0148065584</text:p>
          </table:table-cell>
          <table:table-cell/>
        </table:table-row>
        <table:table-row table:style-name="ro1">
          <table:table-cell office:value-type="float" office:value="-0.0819683471740896">
            <text:p>-0.0819683472</text:p>
          </table:table-cell>
          <table:table-cell/>
        </table:table-row>
        <table:table-row table:style-name="ro1">
          <table:table-cell office:value-type="float" office:value="0.300012466805951">
            <text:p>0.3000124668</text:p>
          </table:table-cell>
          <table:table-cell/>
        </table:table-row>
        <table:table-row table:style-name="ro1">
          <table:table-cell office:value-type="float" office:value="-0.135973023144207">
            <text:p>-0.1359730231</text:p>
          </table:table-cell>
          <table:table-cell/>
        </table:table-row>
        <table:table-row table:style-name="ro1">
          <table:table-cell office:value-type="float" office:value="-1.48632849836706">
            <text:p>-1.4863284984</text:p>
          </table:table-cell>
          <table:table-cell/>
        </table:table-row>
        <table:table-row table:style-name="ro1">
          <table:table-cell office:value-type="float" office:value="-2.17752455044957">
            <text:p>-2.1775245504</text:p>
          </table:table-cell>
          <table:table-cell/>
        </table:table-row>
        <table:table-row table:style-name="ro1">
          <table:table-cell office:value-type="float" office:value="0.238884647054955">
            <text:p>0.2388846471</text:p>
          </table:table-cell>
          <table:table-cell/>
        </table:table-row>
        <table:table-row table:style-name="ro1">
          <table:table-cell office:value-type="float" office:value="-0.40164743439527">
            <text:p>-0.4016474344</text:p>
          </table:table-cell>
          <table:table-cell/>
        </table:table-row>
        <table:table-row table:style-name="ro1">
          <table:table-cell office:value-type="float" office:value="-3.55293543375991">
            <text:p>-3.5529354338</text:p>
          </table:table-cell>
          <table:table-cell/>
        </table:table-row>
        <table:table-row table:style-name="ro1">
          <table:table-cell office:value-type="float" office:value="-1.81511394017398">
            <text:p>-1.8151139402</text:p>
          </table:table-cell>
          <table:table-cell/>
        </table:table-row>
        <table:table-row table:style-name="ro1">
          <table:table-cell office:value-type="float" office:value="-0.283042068744562">
            <text:p>-0.2830420687</text:p>
          </table:table-cell>
          <table:table-cell/>
        </table:table-row>
        <table:table-row table:style-name="ro1">
          <table:table-cell office:value-type="float" office:value="-1.51746503116167">
            <text:p>-1.5174650312</text:p>
          </table:table-cell>
          <table:table-cell/>
        </table:table-row>
        <table:table-row table:style-name="ro1">
          <table:table-cell office:value-type="float" office:value="1.54601260505589">
            <text:p>1.5460126051</text:p>
          </table:table-cell>
          <table:table-cell/>
        </table:table-row>
        <table:table-row table:style-name="ro1">
          <table:table-cell office:value-type="float" office:value="-0.646903216656627">
            <text:p>-0.6469032167</text:p>
          </table:table-cell>
          <table:table-cell/>
        </table:table-row>
        <table:table-row table:style-name="ro1">
          <table:table-cell office:value-type="float" office:value="0.5348497549196">
            <text:p>0.5348497549</text:p>
          </table:table-cell>
          <table:table-cell/>
        </table:table-row>
        <table:table-row table:style-name="ro1">
          <table:table-cell office:value-type="float" office:value="1.39175856893561">
            <text:p>1.3917585689</text:p>
          </table:table-cell>
          <table:table-cell/>
        </table:table-row>
        <table:table-row table:style-name="ro1">
          <table:table-cell office:value-type="float" office:value="1.13630183864769">
            <text:p>1.1363018386</text:p>
          </table:table-cell>
          <table:table-cell/>
        </table:table-row>
        <table:table-row table:style-name="ro1">
          <table:table-cell office:value-type="float" office:value="-0.696126093344776">
            <text:p>-0.6961260933</text:p>
          </table:table-cell>
          <table:table-cell/>
        </table:table-row>
        <table:table-row table:style-name="ro1">
          <table:table-cell office:value-type="float" office:value="0.586905843635999">
            <text:p>0.5869058436</text:p>
          </table:table-cell>
          <table:table-cell/>
        </table:table-row>
        <table:table-row table:style-name="ro1">
          <table:table-cell office:value-type="float" office:value="2.06174797346336">
            <text:p>2.0617479735</text:p>
          </table:table-cell>
          <table:table-cell/>
        </table:table-row>
        <table:table-row table:style-name="ro1">
          <table:table-cell office:value-type="float" office:value="-3.07124360212083">
            <text:p>-3.0712436021</text:p>
          </table:table-cell>
          <table:table-cell/>
        </table:table-row>
        <table:table-row table:style-name="ro1">
          <table:table-cell office:value-type="float" office:value="-0.48388560358101">
            <text:p>-0.4838856036</text:p>
          </table:table-cell>
          <table:table-cell/>
        </table:table-row>
        <table:table-row table:style-name="ro1">
          <table:table-cell office:value-type="float" office:value="4.6856341102554">
            <text:p>4.6856341103</text:p>
          </table:table-cell>
          <table:table-cell/>
        </table:table-row>
        <table:table-row table:style-name="ro1">
          <table:table-cell office:value-type="float" office:value="-2.66968586932747">
            <text:p>-2.6696858693</text:p>
          </table:table-cell>
          <table:table-cell/>
        </table:table-row>
        <table:table-row table:style-name="ro1">
          <table:table-cell office:value-type="float" office:value="0.763110069789809">
            <text:p>0.7631100698</text:p>
          </table:table-cell>
          <table:table-cell/>
        </table:table-row>
        <table:table-row table:style-name="ro1">
          <table:table-cell office:value-type="float" office:value="-0.548800389338056">
            <text:p>-0.5488003893</text:p>
          </table:table-cell>
          <table:table-cell/>
        </table:table-row>
        <table:table-row table:style-name="ro1">
          <table:table-cell office:value-type="float" office:value="3.02916166621719">
            <text:p>3.0291616662</text:p>
          </table:table-cell>
          <table:table-cell/>
        </table:table-row>
        <table:table-row table:style-name="ro1">
          <table:table-cell office:value-type="float" office:value="-0.371268287763049">
            <text:p>-0.3712682878</text:p>
          </table:table-cell>
          <table:table-cell/>
        </table:table-row>
        <table:table-row table:style-name="ro1">
          <table:table-cell office:value-type="float" office:value="-0.703075001834667">
            <text:p>-0.7030750018</text:p>
          </table:table-cell>
          <table:table-cell/>
        </table:table-row>
        <table:table-row table:style-name="ro1">
          <table:table-cell office:value-type="float" office:value="-0.502476534406336">
            <text:p>-0.5024765344</text:p>
          </table:table-cell>
          <table:table-cell/>
        </table:table-row>
        <table:table-row table:style-name="ro1">
          <table:table-cell office:value-type="float" office:value="1.08984884747442">
            <text:p>1.0898488475</text:p>
          </table:table-cell>
          <table:table-cell/>
        </table:table-row>
        <table:table-row table:style-name="ro1">
          <table:table-cell office:value-type="float" office:value="-3.95519952847332">
            <text:p>-3.9551995285</text:p>
          </table:table-cell>
          <table:table-cell/>
        </table:table-row>
        <table:table-row table:style-name="ro1">
          <table:table-cell office:value-type="float" office:value="-0.532602188608388">
            <text:p>-0.5326021886</text:p>
          </table:table-cell>
          <table:table-cell/>
        </table:table-row>
        <table:table-row table:style-name="ro1">
          <table:table-cell office:value-type="float" office:value="1.1727108076371">
            <text:p>1.1727108076</text:p>
          </table:table-cell>
          <table:table-cell/>
        </table:table-row>
        <table:table-row table:style-name="ro1">
          <table:table-cell office:value-type="float" office:value="3.91086747744172">
            <text:p>3.9108674774</text:p>
          </table:table-cell>
          <table:table-cell/>
        </table:table-row>
        <table:table-row table:style-name="ro1">
          <table:table-cell office:value-type="float" office:value="2.61470970904761">
            <text:p>2.614709709</text:p>
          </table:table-cell>
          <table:table-cell/>
        </table:table-row>
        <table:table-row table:style-name="ro1">
          <table:table-cell office:value-type="float" office:value="0.669576031376716">
            <text:p>0.6695760314</text:p>
          </table:table-cell>
          <table:table-cell/>
        </table:table-row>
        <table:table-row table:style-name="ro1">
          <table:table-cell office:value-type="float" office:value="-0.00946154312185929">
            <text:p>-0.0094615431</text:p>
          </table:table-cell>
          <table:table-cell/>
        </table:table-row>
        <table:table-row table:style-name="ro1">
          <table:table-cell office:value-type="float" office:value="-0.173197802535848">
            <text:p>-0.1731978025</text:p>
          </table:table-cell>
          <table:table-cell/>
        </table:table-row>
        <table:table-row table:style-name="ro1">
          <table:table-cell office:value-type="float" office:value="0.158576927775689">
            <text:p>0.1585769278</text:p>
          </table:table-cell>
          <table:table-cell/>
        </table:table-row>
        <table:table-row table:style-name="ro1">
          <table:table-cell office:value-type="float" office:value="0.304336585125256">
            <text:p>0.3043365851</text:p>
          </table:table-cell>
          <table:table-cell/>
        </table:table-row>
        <table:table-row table:style-name="ro1">
          <table:table-cell office:value-type="float" office:value="-1.85801241341298">
            <text:p>-1.8580124134</text:p>
          </table:table-cell>
          <table:table-cell/>
        </table:table-row>
        <table:table-row table:style-name="ro1">
          <table:table-cell office:value-type="float" office:value="-1.79573170072841">
            <text:p>-1.7957317007</text:p>
          </table:table-cell>
          <table:table-cell/>
        </table:table-row>
        <table:table-row table:style-name="ro1">
          <table:table-cell office:value-type="float" office:value="1.20437189392649">
            <text:p>1.2043718939</text:p>
          </table:table-cell>
          <table:table-cell/>
        </table:table-row>
        <table:table-row table:style-name="ro1">
          <table:table-cell office:value-type="float" office:value="1.06438961924471">
            <text:p>1.0643896192</text:p>
          </table:table-cell>
          <table:table-cell/>
        </table:table-row>
        <table:table-row table:style-name="ro1">
          <table:table-cell office:value-type="float" office:value="-3.06500530892876">
            <text:p>-3.0650053089</text:p>
          </table:table-cell>
          <table:table-cell/>
        </table:table-row>
        <table:table-row table:style-name="ro1">
          <table:table-cell office:value-type="float" office:value="1.99346570199798">
            <text:p>1.993465702</text:p>
          </table:table-cell>
          <table:table-cell/>
        </table:table-row>
        <table:table-row table:style-name="ro1">
          <table:table-cell office:value-type="float" office:value="2.36440743399432">
            <text:p>2.364407434</text:p>
          </table:table-cell>
          <table:table-cell/>
        </table:table-row>
        <table:table-row table:style-name="ro1">
          <table:table-cell office:value-type="float" office:value="-1.33882140107961">
            <text:p>-1.3388214011</text:p>
          </table:table-cell>
          <table:table-cell/>
        </table:table-row>
        <table:table-row table:style-name="ro1">
          <table:table-cell office:value-type="float" office:value="0.163708712918744">
            <text:p>0.1637087129</text:p>
          </table:table-cell>
          <table:table-cell/>
        </table:table-row>
        <table:table-row table:style-name="ro1">
          <table:table-cell office:value-type="float" office:value="-1.0993849188879">
            <text:p>-1.0993849189</text:p>
          </table:table-cell>
          <table:table-cell/>
        </table:table-row>
        <table:table-row table:style-name="ro1">
          <table:table-cell office:value-type="float" office:value="-1.93715425566863">
            <text:p>-1.9371542557</text:p>
          </table:table-cell>
          <table:table-cell/>
        </table:table-row>
        <table:table-row table:style-name="ro1">
          <table:table-cell office:value-type="float" office:value="-0.197269612806131">
            <text:p>-0.1972696128</text:p>
          </table:table-cell>
          <table:table-cell/>
        </table:table-row>
        <table:table-row table:style-name="ro1">
          <table:table-cell office:value-type="float" office:value="4.10963078669263">
            <text:p>4.1096307867</text:p>
          </table:table-cell>
          <table:table-cell/>
        </table:table-row>
        <table:table-row table:style-name="ro1">
          <table:table-cell office:value-type="float" office:value="-0.111475346013456">
            <text:p>-0.111475346</text:p>
          </table:table-cell>
          <table:table-cell/>
        </table:table-row>
        <table:table-row table:style-name="ro1">
          <table:table-cell office:value-type="float" office:value="-4.29557747831596">
            <text:p>-4.2955774783</text:p>
          </table:table-cell>
          <table:table-cell/>
        </table:table-row>
        <table:table-row table:style-name="ro1">
          <table:table-cell office:value-type="float" office:value="0.903792152364576">
            <text:p>0.9037921524</text:p>
          </table:table-cell>
          <table:table-cell/>
        </table:table-row>
        <table:table-row table:style-name="ro1">
          <table:table-cell office:value-type="float" office:value="-1.19287956823358">
            <text:p>-1.1928795682</text:p>
          </table:table-cell>
          <table:table-cell/>
        </table:table-row>
        <table:table-row table:style-name="ro1">
          <table:table-cell office:value-type="float" office:value="-0.248734602093552">
            <text:p>-0.2487346021</text:p>
          </table:table-cell>
          <table:table-cell/>
        </table:table-row>
        <table:table-row table:style-name="ro1">
          <table:table-cell office:value-type="float" office:value="0.591659971610234">
            <text:p>0.5916599716</text:p>
          </table:table-cell>
          <table:table-cell/>
        </table:table-row>
        <table:table-row table:style-name="ro1">
          <table:table-cell office:value-type="float" office:value="-1.94730845295721">
            <text:p>-1.947308453</text:p>
          </table:table-cell>
          <table:table-cell/>
        </table:table-row>
        <table:table-row table:style-name="ro1">
          <table:table-cell office:value-type="float" office:value="3.18469917769032">
            <text:p>3.1846991777</text:p>
          </table:table-cell>
          <table:table-cell/>
        </table:table-row>
        <table:table-row table:style-name="ro1">
          <table:table-cell office:value-type="float" office:value="0.617393744438437">
            <text:p>0.6173937444</text:p>
          </table:table-cell>
          <table:table-cell/>
        </table:table-row>
        <table:table-row table:style-name="ro1">
          <table:table-cell office:value-type="float" office:value="-1.78011655229077">
            <text:p>-1.7801165523</text:p>
          </table:table-cell>
          <table:table-cell/>
        </table:table-row>
        <table:table-row table:style-name="ro1">
          <table:table-cell office:value-type="float" office:value="-0.884548159261446">
            <text:p>-0.8845481593</text:p>
          </table:table-cell>
          <table:table-cell/>
        </table:table-row>
        <table:table-row table:style-name="ro1">
          <table:table-cell office:value-type="float" office:value="-1.55248981631144">
            <text:p>-1.5524898163</text:p>
          </table:table-cell>
          <table:table-cell/>
        </table:table-row>
        <table:table-row table:style-name="ro1">
          <table:table-cell office:value-type="float" office:value="-1.51248195185859">
            <text:p>-1.5124819519</text:p>
          </table:table-cell>
          <table:table-cell/>
        </table:table-row>
        <table:table-row table:style-name="ro1">
          <table:table-cell office:value-type="float" office:value="-1.35996120876928">
            <text:p>-1.3599612088</text:p>
          </table:table-cell>
          <table:table-cell/>
        </table:table-row>
        <table:table-row table:style-name="ro1">
          <table:table-cell office:value-type="float" office:value="-1.18950474034886">
            <text:p>-1.1895047403</text:p>
          </table:table-cell>
          <table:table-cell/>
        </table:table-row>
        <table:table-row table:style-name="ro1">
          <table:table-cell office:value-type="float" office:value="2.65582229572878">
            <text:p>2.6558222957</text:p>
          </table:table-cell>
          <table:table-cell/>
        </table:table-row>
        <table:table-row table:style-name="ro1">
          <table:table-cell office:value-type="float" office:value="2.94048797973885">
            <text:p>2.9404879797</text:p>
          </table:table-cell>
          <table:table-cell/>
        </table:table-row>
        <table:table-row table:style-name="ro1">
          <table:table-cell office:value-type="float" office:value="-1.31123890832722">
            <text:p>-1.3112389083</text:p>
          </table:table-cell>
          <table:table-cell/>
        </table:table-row>
        <table:table-row table:style-name="ro1">
          <table:table-cell office:value-type="float" office:value="0.38298802548308">
            <text:p>0.3829880255</text:p>
          </table:table-cell>
          <table:table-cell/>
        </table:table-row>
        <table:table-row table:style-name="ro1">
          <table:table-cell office:value-type="float" office:value="0.747114231490294">
            <text:p>0.7471142315</text:p>
          </table:table-cell>
          <table:table-cell/>
        </table:table-row>
        <table:table-row table:style-name="ro1">
          <table:table-cell office:value-type="float" office:value="0.365865370298375">
            <text:p>0.3658653703</text:p>
          </table:table-cell>
          <table:table-cell/>
        </table:table-row>
        <table:table-row table:style-name="ro1">
          <table:table-cell office:value-type="float" office:value="0.689815063040332">
            <text:p>0.689815063</text:p>
          </table:table-cell>
          <table:table-cell/>
        </table:table-row>
        <table:table-row table:style-name="ro1">
          <table:table-cell office:value-type="float" office:value="1.01152552302752">
            <text:p>1.011525523</text:p>
          </table:table-cell>
          <table:table-cell/>
        </table:table-row>
        <table:table-row table:style-name="ro1">
          <table:table-cell office:value-type="float" office:value="3.11450505962598">
            <text:p>3.1145050596</text:p>
          </table:table-cell>
          <table:table-cell/>
        </table:table-row>
        <table:table-row table:style-name="ro1">
          <table:table-cell office:value-type="float" office:value="1.63239604147541">
            <text:p>1.6323960415</text:p>
          </table:table-cell>
          <table:table-cell/>
        </table:table-row>
        <table:table-row table:style-name="ro1">
          <table:table-cell office:value-type="float" office:value="-1.30713793737602">
            <text:p>-1.3071379374</text:p>
          </table:table-cell>
          <table:table-cell/>
        </table:table-row>
        <table:table-row table:style-name="ro1">
          <table:table-cell office:value-type="float" office:value="1.31730637827246">
            <text:p>1.3173063783</text:p>
          </table:table-cell>
          <table:table-cell/>
        </table:table-row>
        <table:table-row table:style-name="ro1">
          <table:table-cell office:value-type="float" office:value="2.00749350323736">
            <text:p>2.0074935032</text:p>
          </table:table-cell>
          <table:table-cell/>
        </table:table-row>
        <table:table-row table:style-name="ro1">
          <table:table-cell office:value-type="float" office:value="-1.00165641907752">
            <text:p>-1.0016564191</text:p>
          </table:table-cell>
          <table:table-cell/>
        </table:table-row>
        <table:table-row table:style-name="ro1">
          <table:table-cell office:value-type="float" office:value="-0.411863083805667">
            <text:p>-0.4118630838</text:p>
          </table:table-cell>
          <table:table-cell/>
        </table:table-row>
        <table:table-row table:style-name="ro1">
          <table:table-cell office:value-type="float" office:value="3.0486887520212">
            <text:p>3.048688752</text:p>
          </table:table-cell>
          <table:table-cell/>
        </table:table-row>
        <table:table-row table:style-name="ro1">
          <table:table-cell office:value-type="float" office:value="-0.904201545297314">
            <text:p>-0.9042015453</text:p>
          </table:table-cell>
          <table:table-cell/>
        </table:table-row>
        <table:table-row table:style-name="ro1">
          <table:table-cell office:value-type="float" office:value="-1.91806523826442">
            <text:p>-1.9180652383</text:p>
          </table:table-cell>
          <table:table-cell/>
        </table:table-row>
        <table:table-row table:style-name="ro1">
          <table:table-cell office:value-type="float" office:value="-1.71878734573319">
            <text:p>-1.7187873457</text:p>
          </table:table-cell>
          <table:table-cell/>
        </table:table-row>
        <table:table-row table:style-name="ro1">
          <table:table-cell office:value-type="float" office:value="2.52479902604785">
            <text:p>2.524799026</text:p>
          </table:table-cell>
          <table:table-cell/>
        </table:table-row>
        <table:table-row table:style-name="ro1">
          <table:table-cell office:value-type="float" office:value="0.658876244281757">
            <text:p>0.6588762443</text:p>
          </table:table-cell>
          <table:table-cell/>
        </table:table-row>
        <table:table-row table:style-name="ro1">
          <table:table-cell office:value-type="float" office:value="-3.56328731199311">
            <text:p>-3.563287312</text:p>
          </table:table-cell>
          <table:table-cell/>
        </table:table-row>
        <table:table-row table:style-name="ro1">
          <table:table-cell office:value-type="float" office:value="-1.28952201244766">
            <text:p>-1.2895220124</text:p>
          </table:table-cell>
          <table:table-cell/>
        </table:table-row>
        <table:table-row table:style-name="ro1">
          <table:table-cell office:value-type="float" office:value="-1.10218815324691">
            <text:p>-1.1021881532</text:p>
          </table:table-cell>
          <table:table-cell/>
        </table:table-row>
        <table:table-row table:style-name="ro1">
          <table:table-cell office:value-type="float" office:value="1.70896062941247">
            <text:p>1.7089606294</text:p>
          </table:table-cell>
          <table:table-cell/>
        </table:table-row>
        <table:table-row table:style-name="ro1">
          <table:table-cell office:value-type="float" office:value="0.329963075038999">
            <text:p>0.329963075</text:p>
          </table:table-cell>
          <table:table-cell/>
        </table:table-row>
        <table:table-row table:style-name="ro1">
          <table:table-cell office:value-type="float" office:value="-0.429156111319766">
            <text:p>-0.4291561113</text:p>
          </table:table-cell>
          <table:table-cell/>
        </table:table-row>
        <table:table-row table:style-name="ro1">
          <table:table-cell office:value-type="float" office:value="0.81768283599345">
            <text:p>0.817682836</text:p>
          </table:table-cell>
          <table:table-cell/>
        </table:table-row>
        <table:table-row table:style-name="ro1">
          <table:table-cell office:value-type="float" office:value="-2.05282190117487">
            <text:p>-2.0528219012</text:p>
          </table:table-cell>
          <table:table-cell/>
        </table:table-row>
        <table:table-row table:style-name="ro1">
          <table:table-cell office:value-type="float" office:value="3.97050302200822">
            <text:p>3.970503022</text:p>
          </table:table-cell>
          <table:table-cell/>
        </table:table-row>
        <table:table-row table:style-name="ro1">
          <table:table-cell office:value-type="float" office:value="0.297097355839137">
            <text:p>0.2970973558</text:p>
          </table:table-cell>
          <table:table-cell/>
        </table:table-row>
        <table:table-row table:style-name="ro1">
          <table:table-cell office:value-type="float" office:value="2.47054752979359">
            <text:p>2.4705475298</text:p>
          </table:table-cell>
          <table:table-cell/>
        </table:table-row>
        <table:table-row table:style-name="ro1">
          <table:table-cell office:value-type="float" office:value="1.78284132294505">
            <text:p>1.7828413229</text:p>
          </table:table-cell>
          <table:table-cell/>
        </table:table-row>
        <table:table-row table:style-name="ro1">
          <table:table-cell office:value-type="float" office:value="1.59542421375031">
            <text:p>1.5954242138</text:p>
          </table:table-cell>
          <table:table-cell/>
        </table:table-row>
        <table:table-row table:style-name="ro1">
          <table:table-cell office:value-type="float" office:value="0.107589123751972">
            <text:p>0.1075891238</text:p>
          </table:table-cell>
          <table:table-cell/>
        </table:table-row>
        <table:table-row table:style-name="ro1">
          <table:table-cell office:value-type="float" office:value="1.73403349708755">
            <text:p>1.7340334971</text:p>
          </table:table-cell>
          <table:table-cell/>
        </table:table-row>
        <table:table-row table:style-name="ro1">
          <table:table-cell office:value-type="float" office:value="-1.54554609884851">
            <text:p>-1.5455460988</text:p>
          </table:table-cell>
          <table:table-cell/>
        </table:table-row>
        <table:table-row table:style-name="ro1">
          <table:table-cell office:value-type="float" office:value="-0.0667435091633298">
            <text:p>-0.0667435092</text:p>
          </table:table-cell>
          <table:table-cell/>
        </table:table-row>
        <table:table-row table:style-name="ro1">
          <table:table-cell office:value-type="float" office:value="-2.30132556284779">
            <text:p>-2.3013255628</text:p>
          </table:table-cell>
          <table:table-cell/>
        </table:table-row>
        <table:table-row table:style-name="ro1">
          <table:table-cell office:value-type="float" office:value="-1.15604699523203">
            <text:p>-1.1560469952</text:p>
          </table:table-cell>
          <table:table-cell/>
        </table:table-row>
        <table:table-row table:style-name="ro1">
          <table:table-cell office:value-type="float" office:value="-2.39752622339908">
            <text:p>-2.3975262234</text:p>
          </table:table-cell>
          <table:table-cell/>
        </table:table-row>
        <table:table-row table:style-name="ro1">
          <table:table-cell office:value-type="float" office:value="-1.21375140437006">
            <text:p>-1.2137514044</text:p>
          </table:table-cell>
          <table:table-cell/>
        </table:table-row>
        <table:table-row table:style-name="ro1">
          <table:table-cell office:value-type="float" office:value="1.33397094043094">
            <text:p>1.3339709404</text:p>
          </table:table-cell>
          <table:table-cell/>
        </table:table-row>
        <table:table-row table:style-name="ro1">
          <table:table-cell office:value-type="float" office:value="0.268108835962174">
            <text:p>0.268108836</text:p>
          </table:table-cell>
          <table:table-cell/>
        </table:table-row>
        <table:table-row table:style-name="ro1">
          <table:table-cell office:value-type="float" office:value="-2.095187592815">
            <text:p>-2.0951875928</text:p>
          </table:table-cell>
          <table:table-cell/>
        </table:table-row>
        <table:table-row table:style-name="ro1">
          <table:table-cell office:value-type="float" office:value="-1.95619863749418">
            <text:p>-1.9561986375</text:p>
          </table:table-cell>
          <table:table-cell/>
        </table:table-row>
        <table:table-row table:style-name="ro1">
          <table:table-cell office:value-type="float" office:value="-0.490900744927274">
            <text:p>-0.4909007449</text:p>
          </table:table-cell>
          <table:table-cell/>
        </table:table-row>
        <table:table-row table:style-name="ro1">
          <table:table-cell office:value-type="float" office:value="-1.72759764566044">
            <text:p>-1.7275976457</text:p>
          </table:table-cell>
          <table:table-cell/>
        </table:table-row>
        <table:table-row table:style-name="ro1">
          <table:table-cell office:value-type="float" office:value="-0.472040939197508">
            <text:p>-0.4720409392</text:p>
          </table:table-cell>
          <table:table-cell/>
        </table:table-row>
        <table:table-row table:style-name="ro1">
          <table:table-cell office:value-type="float" office:value="0.00167609587220439">
            <text:p>0.0016760959</text:p>
          </table:table-cell>
          <table:table-cell/>
        </table:table-row>
        <table:table-row table:style-name="ro1">
          <table:table-cell office:value-type="float" office:value="-1.16724129248332">
            <text:p>-1.1672412925</text:p>
          </table:table-cell>
          <table:table-cell/>
        </table:table-row>
        <table:table-row table:style-name="ro1">
          <table:table-cell office:value-type="float" office:value="1.58093965705156">
            <text:p>1.5809396571</text:p>
          </table:table-cell>
          <table:table-cell/>
        </table:table-row>
        <table:table-row table:style-name="ro1">
          <table:table-cell office:value-type="float" office:value="1.33269687234639">
            <text:p>1.3326968723</text:p>
          </table:table-cell>
          <table:table-cell/>
        </table:table-row>
        <table:table-row table:style-name="ro1">
          <table:table-cell office:value-type="float" office:value="-1.22286443438621">
            <text:p>-1.2228644344</text:p>
          </table:table-cell>
          <table:table-cell/>
        </table:table-row>
        <table:table-row table:style-name="ro1">
          <table:table-cell office:value-type="float" office:value="-1.34434368156071">
            <text:p>-1.3443436816</text:p>
          </table:table-cell>
          <table:table-cell/>
        </table:table-row>
        <table:table-row table:style-name="ro1">
          <table:table-cell office:value-type="float" office:value="3.07489966594925">
            <text:p>3.0748996659</text:p>
          </table:table-cell>
          <table:table-cell/>
        </table:table-row>
        <table:table-row table:style-name="ro1">
          <table:table-cell office:value-type="float" office:value="0.00880008618221655">
            <text:p>0.0088000862</text:p>
          </table:table-cell>
          <table:table-cell/>
        </table:table-row>
        <table:table-row table:style-name="ro1">
          <table:table-cell office:value-type="float" office:value="1.3516927572548">
            <text:p>1.3516927573</text:p>
          </table:table-cell>
          <table:table-cell/>
        </table:table-row>
        <table:table-row table:style-name="ro1">
          <table:table-cell office:value-type="float" office:value="1.01480737145278">
            <text:p>1.0148073715</text:p>
          </table:table-cell>
          <table:table-cell/>
        </table:table-row>
        <table:table-row table:style-name="ro1">
          <table:table-cell office:value-type="float" office:value="4.26147826277026">
            <text:p>4.2614782628</text:p>
          </table:table-cell>
          <table:table-cell/>
        </table:table-row>
        <table:table-row table:style-name="ro1">
          <table:table-cell office:value-type="float" office:value="-3.63066739955358">
            <text:p>-3.6306673996</text:p>
          </table:table-cell>
          <table:table-cell/>
        </table:table-row>
        <table:table-row table:style-name="ro1">
          <table:table-cell office:value-type="float" office:value="-0.634643826984529">
            <text:p>-0.634643827</text:p>
          </table:table-cell>
          <table:table-cell/>
        </table:table-row>
        <table:table-row table:style-name="ro1">
          <table:table-cell office:value-type="float" office:value="0.378172687290955">
            <text:p>0.3781726873</text:p>
          </table:table-cell>
          <table:table-cell/>
        </table:table-row>
        <table:table-row table:style-name="ro1">
          <table:table-cell office:value-type="float" office:value="0.34213623369527">
            <text:p>0.3421362337</text:p>
          </table:table-cell>
          <table:table-cell/>
        </table:table-row>
        <table:table-row table:style-name="ro1">
          <table:table-cell office:value-type="float" office:value="-0.982062911467838">
            <text:p>-0.9820629115</text:p>
          </table:table-cell>
          <table:table-cell/>
        </table:table-row>
        <table:table-row table:style-name="ro1">
          <table:table-cell office:value-type="float" office:value="1.0586144484238">
            <text:p>1.0586144484</text:p>
          </table:table-cell>
          <table:table-cell/>
        </table:table-row>
        <table:table-row table:style-name="ro1">
          <table:table-cell office:value-type="float" office:value="-2.5491918870728">
            <text:p>-2.5491918871</text:p>
          </table:table-cell>
          <table:table-cell/>
        </table:table-row>
        <table:table-row table:style-name="ro1">
          <table:table-cell office:value-type="float" office:value="3.94313389179289">
            <text:p>3.9431338918</text:p>
          </table:table-cell>
          <table:table-cell/>
        </table:table-row>
        <table:table-row table:style-name="ro1">
          <table:table-cell office:value-type="float" office:value="-1.19649976219183">
            <text:p>-1.1964997622</text:p>
          </table:table-cell>
          <table:table-cell/>
        </table:table-row>
        <table:table-row table:style-name="ro1">
          <table:table-cell office:value-type="float" office:value="1.95903161667521">
            <text:p>1.9590316167</text:p>
          </table:table-cell>
          <table:table-cell/>
        </table:table-row>
        <table:table-row table:style-name="ro1">
          <table:table-cell office:value-type="float" office:value="-0.11497514158024">
            <text:p>-0.1149751416</text:p>
          </table:table-cell>
          <table:table-cell/>
        </table:table-row>
        <table:table-row table:style-name="ro1">
          <table:table-cell office:value-type="float" office:value="2.01056721596754">
            <text:p>2.010567216</text:p>
          </table:table-cell>
          <table:table-cell/>
        </table:table-row>
        <table:table-row table:style-name="ro1">
          <table:table-cell office:value-type="float" office:value="-1.45557345282965">
            <text:p>-1.4555734528</text:p>
          </table:table-cell>
          <table:table-cell/>
        </table:table-row>
        <table:table-row table:style-name="ro1">
          <table:table-cell office:value-type="float" office:value="-1.99806980158425">
            <text:p>-1.9980698016</text:p>
          </table:table-cell>
          <table:table-cell/>
        </table:table-row>
        <table:table-row table:style-name="ro1">
          <table:table-cell office:value-type="float" office:value="-0.0632874827276184">
            <text:p>-0.0632874827</text:p>
          </table:table-cell>
          <table:table-cell/>
        </table:table-row>
        <table:table-row table:style-name="ro1">
          <table:table-cell office:value-type="float" office:value="-0.991188327494339">
            <text:p>-0.9911883275</text:p>
          </table:table-cell>
          <table:table-cell/>
        </table:table-row>
        <table:table-row table:style-name="ro1">
          <table:table-cell office:value-type="float" office:value="-0.0817843566660467">
            <text:p>-0.0817843567</text:p>
          </table:table-cell>
          <table:table-cell/>
        </table:table-row>
        <table:table-row table:style-name="ro1">
          <table:table-cell office:value-type="float" office:value="-0.171670955420208">
            <text:p>-0.1716709554</text:p>
          </table:table-cell>
          <table:table-cell/>
        </table:table-row>
        <table:table-row table:style-name="ro1">
          <table:table-cell office:value-type="float" office:value="1.86408829721538">
            <text:p>1.8640882972</text:p>
          </table:table-cell>
          <table:table-cell/>
        </table:table-row>
        <table:table-row table:style-name="ro1">
          <table:table-cell office:value-type="float" office:value="-2.33381333268541">
            <text:p>-2.3338133327</text:p>
          </table:table-cell>
          <table:table-cell/>
        </table:table-row>
        <table:table-row table:style-name="ro1">
          <table:table-cell office:value-type="float" office:value="-0.786770508144367">
            <text:p>-0.7867705081</text:p>
          </table:table-cell>
          <table:table-cell/>
        </table:table-row>
        <table:table-row table:style-name="ro1">
          <table:table-cell office:value-type="float" office:value="-3.67594576665103">
            <text:p>-3.6759457667</text:p>
          </table:table-cell>
          <table:table-cell/>
        </table:table-row>
        <table:table-row table:style-name="ro1">
          <table:table-cell office:value-type="float" office:value="1.17826264870016">
            <text:p>1.1782626487</text:p>
          </table:table-cell>
          <table:table-cell/>
        </table:table-row>
        <table:table-row table:style-name="ro1">
          <table:table-cell office:value-type="float" office:value="-0.23070592741356">
            <text:p>-0.2307059274</text:p>
          </table:table-cell>
          <table:table-cell/>
        </table:table-row>
        <table:table-row table:style-name="ro1">
          <table:table-cell office:value-type="float" office:value="0.139445135639315">
            <text:p>0.1394451356</text:p>
          </table:table-cell>
          <table:table-cell/>
        </table:table-row>
        <table:table-row table:style-name="ro1">
          <table:table-cell office:value-type="float" office:value="-2.74125969700136">
            <text:p>-2.741259697</text:p>
          </table:table-cell>
          <table:table-cell/>
        </table:table-row>
        <table:table-row table:style-name="ro1">
          <table:table-cell office:value-type="float" office:value="-1.26065807735895">
            <text:p>-1.2606580774</text:p>
          </table:table-cell>
          <table:table-cell/>
        </table:table-row>
        <table:table-row table:style-name="ro1">
          <table:table-cell office:value-type="float" office:value="-1.09386164379703">
            <text:p>-1.0938616438</text:p>
          </table:table-cell>
          <table:table-cell/>
        </table:table-row>
        <table:table-row table:style-name="ro1">
          <table:table-cell office:value-type="float" office:value="-1.66547530933197">
            <text:p>-1.6654753093</text:p>
          </table:table-cell>
          <table:table-cell/>
        </table:table-row>
        <table:table-row table:style-name="ro1">
          <table:table-cell office:value-type="float" office:value="-0.913043534763353">
            <text:p>-0.9130435348</text:p>
          </table:table-cell>
          <table:table-cell/>
        </table:table-row>
        <table:table-row table:style-name="ro1">
          <table:table-cell office:value-type="float" office:value="1.79767369755246">
            <text:p>1.7976736976</text:p>
          </table:table-cell>
          <table:table-cell/>
        </table:table-row>
        <table:table-row table:style-name="ro1">
          <table:table-cell office:value-type="float" office:value="-0.427928998471227">
            <text:p>-0.4279289985</text:p>
          </table:table-cell>
          <table:table-cell/>
        </table:table-row>
        <table:table-row table:style-name="ro1">
          <table:table-cell office:value-type="float" office:value="-1.53106117160541">
            <text:p>-1.5310611716</text:p>
          </table:table-cell>
          <table:table-cell/>
        </table:table-row>
        <table:table-row table:style-name="ro1">
          <table:table-cell office:value-type="float" office:value="2.37697974204532">
            <text:p>2.376979742</text:p>
          </table:table-cell>
          <table:table-cell/>
        </table:table-row>
        <table:table-row table:style-name="ro1">
          <table:table-cell office:value-type="float" office:value="-1.89076207830924">
            <text:p>-1.8907620783</text:p>
          </table:table-cell>
          <table:table-cell/>
        </table:table-row>
        <table:table-row table:style-name="ro1">
          <table:table-cell office:value-type="float" office:value="-3.82015879063995">
            <text:p>-3.8201587906</text:p>
          </table:table-cell>
          <table:table-cell/>
        </table:table-row>
        <table:table-row table:style-name="ro1">
          <table:table-cell office:value-type="float" office:value="0.930157750946797">
            <text:p>0.9301577509</text:p>
          </table:table-cell>
          <table:table-cell/>
        </table:table-row>
        <table:table-row table:style-name="ro1">
          <table:table-cell office:value-type="float" office:value="1.64209832240195">
            <text:p>1.6420983224</text:p>
          </table:table-cell>
          <table:table-cell/>
        </table:table-row>
        <table:table-row table:style-name="ro1">
          <table:table-cell office:value-type="float" office:value="-2.80254147180817">
            <text:p>-2.8025414718</text:p>
          </table:table-cell>
          <table:table-cell/>
        </table:table-row>
        <table:table-row table:style-name="ro1">
          <table:table-cell office:value-type="float" office:value="-0.929171645511444">
            <text:p>-0.9291716455</text:p>
          </table:table-cell>
          <table:table-cell/>
        </table:table-row>
        <table:table-row table:style-name="ro1">
          <table:table-cell office:value-type="float" office:value="-5.40385970360336">
            <text:p>-5.4038597036</text:p>
          </table:table-cell>
          <table:table-cell/>
        </table:table-row>
        <table:table-row table:style-name="ro1">
          <table:table-cell office:value-type="float" office:value="2.93016079608574">
            <text:p>2.9301607961</text:p>
          </table:table-cell>
          <table:table-cell/>
        </table:table-row>
        <table:table-row table:style-name="ro1">
          <table:table-cell office:value-type="float" office:value="-1.25407065386897">
            <text:p>-1.2540706539</text:p>
          </table:table-cell>
          <table:table-cell/>
        </table:table-row>
        <table:table-row table:style-name="ro1">
          <table:table-cell office:value-type="float" office:value="-3.05400140380314">
            <text:p>-3.0540014038</text:p>
          </table:table-cell>
          <table:table-cell/>
        </table:table-row>
        <table:table-row table:style-name="ro1">
          <table:table-cell office:value-type="float" office:value="-2.46218145328815">
            <text:p>-2.4621814533</text:p>
          </table:table-cell>
          <table:table-cell/>
        </table:table-row>
        <table:table-row table:style-name="ro1">
          <table:table-cell office:value-type="float" office:value="2.00257453547909">
            <text:p>2.0025745355</text:p>
          </table:table-cell>
          <table:table-cell/>
        </table:table-row>
        <table:table-row table:style-name="ro1">
          <table:table-cell office:value-type="float" office:value="0.301743931429305">
            <text:p>0.3017439314</text:p>
          </table:table-cell>
          <table:table-cell/>
        </table:table-row>
        <table:table-row table:style-name="ro1">
          <table:table-cell office:value-type="float" office:value="-0.225513056962255">
            <text:p>-0.225513057</text:p>
          </table:table-cell>
          <table:table-cell/>
        </table:table-row>
        <table:table-row table:style-name="ro1">
          <table:table-cell office:value-type="float" office:value="0.65623385216983">
            <text:p>0.6562338522</text:p>
          </table:table-cell>
          <table:table-cell/>
        </table:table-row>
        <table:table-row table:style-name="ro1">
          <table:table-cell office:value-type="float" office:value="2.29043996556431">
            <text:p>2.2904399656</text:p>
          </table:table-cell>
          <table:table-cell/>
        </table:table-row>
        <table:table-row table:style-name="ro1">
          <table:table-cell office:value-type="float" office:value="-1.31565812370757">
            <text:p>-1.3156581237</text:p>
          </table:table-cell>
          <table:table-cell/>
        </table:table-row>
        <table:table-row table:style-name="ro1">
          <table:table-cell office:value-type="float" office:value="-0.797429604182642">
            <text:p>-0.7974296042</text:p>
          </table:table-cell>
          <table:table-cell/>
        </table:table-row>
        <table:table-row table:style-name="ro1">
          <table:table-cell office:value-type="float" office:value="-1.60424001311473">
            <text:p>-1.6042400131</text:p>
          </table:table-cell>
          <table:table-cell/>
        </table:table-row>
        <table:table-row table:style-name="ro1">
          <table:table-cell office:value-type="float" office:value="0.777986504936192">
            <text:p>0.7779865049</text:p>
          </table:table-cell>
          <table:table-cell/>
        </table:table-row>
        <table:table-row table:style-name="ro1">
          <table:table-cell office:value-type="float" office:value="0.00097512643984829">
            <text:p>0.0009751264</text:p>
          </table:table-cell>
          <table:table-cell/>
        </table:table-row>
        <table:table-row table:style-name="ro1">
          <table:table-cell office:value-type="float" office:value="-0.63929739015175">
            <text:p>-0.6392973902</text:p>
          </table:table-cell>
          <table:table-cell/>
        </table:table-row>
        <table:table-row table:style-name="ro1">
          <table:table-cell office:value-type="float" office:value="2.81048113574092">
            <text:p>2.8104811357</text:p>
          </table:table-cell>
          <table:table-cell/>
        </table:table-row>
        <table:table-row table:style-name="ro1">
          <table:table-cell office:value-type="float" office:value="-1.19845803945709">
            <text:p>-1.1984580395</text:p>
          </table:table-cell>
          <table:table-cell/>
        </table:table-row>
        <table:table-row table:style-name="ro1">
          <table:table-cell office:value-type="float" office:value="-0.496892798936675">
            <text:p>-0.4968927989</text:p>
          </table:table-cell>
          <table:table-cell/>
        </table:table-row>
        <table:table-row table:style-name="ro1">
          <table:table-cell office:value-type="float" office:value="1.90291428516836">
            <text:p>1.9029142852</text:p>
          </table:table-cell>
          <table:table-cell/>
        </table:table-row>
        <table:table-row table:style-name="ro1">
          <table:table-cell office:value-type="float" office:value="2.4785860041658">
            <text:p>2.4785860042</text:p>
          </table:table-cell>
          <table:table-cell/>
        </table:table-row>
        <table:table-row table:style-name="ro1">
          <table:table-cell office:value-type="float" office:value="-0.311724139784654">
            <text:p>-0.3117241398</text:p>
          </table:table-cell>
          <table:table-cell/>
        </table:table-row>
        <table:table-row table:style-name="ro1">
          <table:table-cell office:value-type="float" office:value="1.05337513681045">
            <text:p>1.0533751368</text:p>
          </table:table-cell>
          <table:table-cell/>
        </table:table-row>
        <table:table-row table:style-name="ro1">
          <table:table-cell office:value-type="float" office:value="-0.96146207166082">
            <text:p>-0.9614620717</text:p>
          </table:table-cell>
          <table:table-cell/>
        </table:table-row>
        <table:table-row table:style-name="ro1">
          <table:table-cell office:value-type="float" office:value="2.5197863552723">
            <text:p>2.5197863553</text:p>
          </table:table-cell>
          <table:table-cell/>
        </table:table-row>
        <table:table-row table:style-name="ro1">
          <table:table-cell office:value-type="float" office:value="-0.62820130745083">
            <text:p>-0.6282013075</text:p>
          </table:table-cell>
          <table:table-cell/>
        </table:table-row>
        <table:table-row table:style-name="ro1">
          <table:table-cell office:value-type="float" office:value="0.0293420635103017">
            <text:p>0.0293420635</text:p>
          </table:table-cell>
          <table:table-cell/>
        </table:table-row>
        <table:table-row table:style-name="ro1">
          <table:table-cell office:value-type="float" office:value="0.48235312850976">
            <text:p>0.4823531285</text:p>
          </table:table-cell>
          <table:table-cell/>
        </table:table-row>
        <table:table-row table:style-name="ro1">
          <table:table-cell office:value-type="float" office:value="-0.380182572465392">
            <text:p>-0.3801825725</text:p>
          </table:table-cell>
          <table:table-cell/>
        </table:table-row>
        <table:table-row table:style-name="ro1">
          <table:table-cell office:value-type="float" office:value="-3.64694699279158">
            <text:p>-3.6469469928</text:p>
          </table:table-cell>
          <table:table-cell/>
        </table:table-row>
        <table:table-row table:style-name="ro1">
          <table:table-cell office:value-type="float" office:value="-4.34581149820281">
            <text:p>-4.3458114982</text:p>
          </table:table-cell>
          <table:table-cell/>
        </table:table-row>
        <table:table-row table:style-name="ro1">
          <table:table-cell office:value-type="float" office:value="-2.69837924138764">
            <text:p>-2.6983792414</text:p>
          </table:table-cell>
          <table:table-cell/>
        </table:table-row>
        <table:table-row table:style-name="ro1">
          <table:table-cell office:value-type="float" office:value="-0.658321745941229">
            <text:p>-0.6583217459</text:p>
          </table:table-cell>
          <table:table-cell/>
        </table:table-row>
        <table:table-row table:style-name="ro1">
          <table:table-cell office:value-type="float" office:value="0.217438980052742">
            <text:p>0.2174389801</text:p>
          </table:table-cell>
          <table:table-cell/>
        </table:table-row>
        <table:table-row table:style-name="ro1">
          <table:table-cell office:value-type="float" office:value="1.26656118315318">
            <text:p>1.2665611832</text:p>
          </table:table-cell>
          <table:table-cell/>
        </table:table-row>
        <table:table-row table:style-name="ro1">
          <table:table-cell office:value-type="float" office:value="-2.51333056269447">
            <text:p>-2.5133305627</text:p>
          </table:table-cell>
          <table:table-cell/>
        </table:table-row>
        <table:table-row table:style-name="ro1">
          <table:table-cell office:value-type="float" office:value="-0.178838522601794">
            <text:p>-0.1788385226</text:p>
          </table:table-cell>
          <table:table-cell/>
        </table:table-row>
        <table:table-row table:style-name="ro1">
          <table:table-cell office:value-type="float" office:value="-2.65160815450117">
            <text:p>-2.6516081545</text:p>
          </table:table-cell>
          <table:table-cell/>
        </table:table-row>
        <table:table-row table:style-name="ro1">
          <table:table-cell office:value-type="float" office:value="-0.510363921710119">
            <text:p>-0.5103639217</text:p>
          </table:table-cell>
          <table:table-cell/>
        </table:table-row>
        <table:table-row table:style-name="ro1">
          <table:table-cell office:value-type="float" office:value="1.73131608875031">
            <text:p>1.7313160888</text:p>
          </table:table-cell>
          <table:table-cell/>
        </table:table-row>
        <table:table-row table:style-name="ro1">
          <table:table-cell office:value-type="float" office:value="-1.86464465605895">
            <text:p>-1.8646446561</text:p>
          </table:table-cell>
          <table:table-cell/>
        </table:table-row>
        <table:table-row table:style-name="ro1">
          <table:table-cell office:value-type="float" office:value="0.895602597823923">
            <text:p>0.8956025978</text:p>
          </table:table-cell>
          <table:table-cell/>
        </table:table-row>
        <table:table-row table:style-name="ro1">
          <table:table-cell office:value-type="float" office:value="0.477168798084535">
            <text:p>0.4771687981</text:p>
          </table:table-cell>
          <table:table-cell/>
        </table:table-row>
        <table:table-row table:style-name="ro1">
          <table:table-cell office:value-type="float" office:value="2.00274841010046">
            <text:p>2.0027484101</text:p>
          </table:table-cell>
          <table:table-cell/>
        </table:table-row>
        <table:table-row table:style-name="ro1">
          <table:table-cell office:value-type="float" office:value="-2.18058326879907">
            <text:p>-2.1805832688</text:p>
          </table:table-cell>
          <table:table-cell/>
        </table:table-row>
        <table:table-row table:style-name="ro1">
          <table:table-cell office:value-type="float" office:value="0.89801973987215">
            <text:p>0.8980197399</text:p>
          </table:table-cell>
          <table:table-cell/>
        </table:table-row>
        <table:table-row table:style-name="ro1">
          <table:table-cell office:value-type="float" office:value="-1.16212013113514">
            <text:p>-1.1621201311</text:p>
          </table:table-cell>
          <table:table-cell/>
        </table:table-row>
        <table:table-row table:style-name="ro1">
          <table:table-cell office:value-type="float" office:value="-1.10331729701635">
            <text:p>-1.103317297</text:p>
          </table:table-cell>
          <table:table-cell/>
        </table:table-row>
        <table:table-row table:style-name="ro1">
          <table:table-cell office:value-type="float" office:value="-1.6542385814995">
            <text:p>-1.6542385815</text:p>
          </table:table-cell>
          <table:table-cell/>
        </table:table-row>
        <table:table-row table:style-name="ro1">
          <table:table-cell office:value-type="float" office:value="0.750544803728993">
            <text:p>0.7505448037</text:p>
          </table:table-cell>
          <table:table-cell/>
        </table:table-row>
        <table:table-row table:style-name="ro1">
          <table:table-cell office:value-type="float" office:value="-1.15423991612713">
            <text:p>-1.1542399161</text:p>
          </table:table-cell>
          <table:table-cell/>
        </table:table-row>
        <table:table-row table:style-name="ro1">
          <table:table-cell office:value-type="float" office:value="1.66449364849801">
            <text:p>1.6644936485</text:p>
          </table:table-cell>
          <table:table-cell/>
        </table:table-row>
        <table:table-row table:style-name="ro1">
          <table:table-cell office:value-type="float" office:value="-2.25495330532288">
            <text:p>-2.2549533053</text:p>
          </table:table-cell>
          <table:table-cell/>
        </table:table-row>
        <table:table-row table:style-name="ro1">
          <table:table-cell office:value-type="float" office:value="-1.41673407420098">
            <text:p>-1.4167340742</text:p>
          </table:table-cell>
          <table:table-cell/>
        </table:table-row>
        <table:table-row table:style-name="ro1">
          <table:table-cell office:value-type="float" office:value="0.788511978602394">
            <text:p>0.7885119786</text:p>
          </table:table-cell>
          <table:table-cell/>
        </table:table-row>
        <table:table-row table:style-name="ro1">
          <table:table-cell office:value-type="float" office:value="-1.16098148701332">
            <text:p>-1.160981487</text:p>
          </table:table-cell>
          <table:table-cell/>
        </table:table-row>
        <table:table-row table:style-name="ro1">
          <table:table-cell office:value-type="float" office:value="-2.68114542067969">
            <text:p>-2.6811454207</text:p>
          </table:table-cell>
          <table:table-cell/>
        </table:table-row>
        <table:table-row table:style-name="ro1">
          <table:table-cell office:value-type="float" office:value="1.14623857331303">
            <text:p>1.1462385733</text:p>
          </table:table-cell>
          <table:table-cell/>
        </table:table-row>
        <table:table-row table:style-name="ro1">
          <table:table-cell office:value-type="float" office:value="0.120383132121295">
            <text:p>0.1203831321</text:p>
          </table:table-cell>
          <table:table-cell/>
        </table:table-row>
        <table:table-row table:style-name="ro1">
          <table:table-cell office:value-type="float" office:value="0.0394005054643438">
            <text:p>0.0394005055</text:p>
          </table:table-cell>
          <table:table-cell/>
        </table:table-row>
        <table:table-row table:style-name="ro1">
          <table:table-cell office:value-type="float" office:value="-2.25789334100347">
            <text:p>-2.257893341</text:p>
          </table:table-cell>
          <table:table-cell/>
        </table:table-row>
        <table:table-row table:style-name="ro1">
          <table:table-cell office:value-type="float" office:value="2.91553682705742">
            <text:p>2.9155368271</text:p>
          </table:table-cell>
          <table:table-cell/>
        </table:table-row>
        <table:table-row table:style-name="ro1">
          <table:table-cell office:value-type="float" office:value="0.0792646587097762">
            <text:p>0.0792646587</text:p>
          </table:table-cell>
          <table:table-cell/>
        </table:table-row>
        <table:table-row table:style-name="ro1">
          <table:table-cell office:value-type="float" office:value="-2.88763799906691">
            <text:p>-2.8876379991</text:p>
          </table:table-cell>
          <table:table-cell/>
        </table:table-row>
        <table:table-row table:style-name="ro1">
          <table:table-cell office:value-type="float" office:value="-1.59421848058525">
            <text:p>-1.5942184806</text:p>
          </table:table-cell>
          <table:table-cell/>
        </table:table-row>
        <table:table-row table:style-name="ro1">
          <table:table-cell office:value-type="float" office:value="3.06419647349521">
            <text:p>3.0641964735</text:p>
          </table:table-cell>
          <table:table-cell/>
        </table:table-row>
        <table:table-row table:style-name="ro1">
          <table:table-cell office:value-type="float" office:value="-0.920505106043336">
            <text:p>-0.920505106</text:p>
          </table:table-cell>
          <table:table-cell/>
        </table:table-row>
        <table:table-row table:style-name="ro1">
          <table:table-cell office:value-type="float" office:value="-0.49579624744764">
            <text:p>-0.4957962474</text:p>
          </table:table-cell>
          <table:table-cell/>
        </table:table-row>
        <table:table-row table:style-name="ro1">
          <table:table-cell office:value-type="float" office:value="-1.76500600975964">
            <text:p>-1.7650060098</text:p>
          </table:table-cell>
          <table:table-cell/>
        </table:table-row>
        <table:table-row table:style-name="ro1">
          <table:table-cell office:value-type="float" office:value="1.50149277155684">
            <text:p>1.5014927716</text:p>
          </table:table-cell>
          <table:table-cell/>
        </table:table-row>
        <table:table-row table:style-name="ro1">
          <table:table-cell office:value-type="float" office:value="-0.350002009066841">
            <text:p>-0.3500020091</text:p>
          </table:table-cell>
          <table:table-cell/>
        </table:table-row>
        <table:table-row table:style-name="ro1">
          <table:table-cell office:value-type="float" office:value="-0.515031280724604">
            <text:p>-0.5150312807</text:p>
          </table:table-cell>
          <table:table-cell/>
        </table:table-row>
        <table:table-row table:style-name="ro1">
          <table:table-cell office:value-type="float" office:value="0.891743645272165">
            <text:p>0.8917436453</text:p>
          </table:table-cell>
          <table:table-cell/>
        </table:table-row>
        <table:table-row table:style-name="ro1">
          <table:table-cell office:value-type="float" office:value="2.00383334033314">
            <text:p>2.0038333403</text:p>
          </table:table-cell>
          <table:table-cell/>
        </table:table-row>
        <table:table-row table:style-name="ro1">
          <table:table-cell office:value-type="float" office:value="-0.472087429488846">
            <text:p>-0.4720874295</text:p>
          </table:table-cell>
          <table:table-cell/>
        </table:table-row>
        <table:table-row table:style-name="ro1">
          <table:table-cell office:value-type="float" office:value="-1.4911294408136">
            <text:p>-1.4911294408</text:p>
          </table:table-cell>
          <table:table-cell/>
        </table:table-row>
        <table:table-row table:style-name="ro1">
          <table:table-cell office:value-type="float" office:value="-1.14139781578183">
            <text:p>-1.1413978158</text:p>
          </table:table-cell>
          <table:table-cell/>
        </table:table-row>
        <table:table-row table:style-name="ro1">
          <table:table-cell office:value-type="float" office:value="3.3980166495924">
            <text:p>3.3980166496</text:p>
          </table:table-cell>
          <table:table-cell/>
        </table:table-row>
        <table:table-row table:style-name="ro1">
          <table:table-cell office:value-type="float" office:value="-1.12181808309948">
            <text:p>-1.1218180831</text:p>
          </table:table-cell>
          <table:table-cell/>
        </table:table-row>
        <table:table-row table:style-name="ro1">
          <table:table-cell office:value-type="float" office:value="-0.959586262318007">
            <text:p>-0.9595862623</text:p>
          </table:table-cell>
          <table:table-cell/>
        </table:table-row>
        <table:table-row table:style-name="ro1">
          <table:table-cell office:value-type="float" office:value="-0.50059489632675">
            <text:p>-0.5005948963</text:p>
          </table:table-cell>
          <table:table-cell/>
        </table:table-row>
        <table:table-row table:style-name="ro1">
          <table:table-cell office:value-type="float" office:value="-1.36134413908336">
            <text:p>-1.3613441391</text:p>
          </table:table-cell>
          <table:table-cell/>
        </table:table-row>
        <table:table-row table:style-name="ro1">
          <table:table-cell office:value-type="float" office:value="0.261203873883017">
            <text:p>0.2612038739</text:p>
          </table:table-cell>
          <table:table-cell/>
        </table:table-row>
        <table:table-row table:style-name="ro1">
          <table:table-cell office:value-type="float" office:value="-2.0426046959889">
            <text:p>-2.042604696</text:p>
          </table:table-cell>
          <table:table-cell/>
        </table:table-row>
        <table:table-row table:style-name="ro1">
          <table:table-cell office:value-type="float" office:value="-0.308933128337211">
            <text:p>-0.3089331283</text:p>
          </table:table-cell>
          <table:table-cell/>
        </table:table-row>
        <table:table-row table:style-name="ro1">
          <table:table-cell office:value-type="float" office:value="1.50448819504585">
            <text:p>1.504488195</text:p>
          </table:table-cell>
          <table:table-cell/>
        </table:table-row>
        <table:table-row table:style-name="ro1">
          <table:table-cell office:value-type="float" office:value="0.955703725981167">
            <text:p>0.955703726</text:p>
          </table:table-cell>
          <table:table-cell/>
        </table:table-row>
        <table:table-row table:style-name="ro1">
          <table:table-cell office:value-type="float" office:value="2.07577610665497">
            <text:p>2.0757761067</text:p>
          </table:table-cell>
          <table:table-cell/>
        </table:table-row>
        <table:table-row table:style-name="ro1">
          <table:table-cell office:value-type="float" office:value="-1.22490917653708">
            <text:p>-1.2249091765</text:p>
          </table:table-cell>
          <table:table-cell/>
        </table:table-row>
        <table:table-row table:style-name="ro1">
          <table:table-cell office:value-type="float" office:value="2.17043648769203">
            <text:p>2.1704364877</text:p>
          </table:table-cell>
          <table:table-cell/>
        </table:table-row>
        <table:table-row table:style-name="ro1">
          <table:table-cell office:value-type="float" office:value="-1.6796156853886">
            <text:p>-1.6796156854</text:p>
          </table:table-cell>
          <table:table-cell/>
        </table:table-row>
        <table:table-row table:style-name="ro1">
          <table:table-cell office:value-type="float" office:value="0.497448907074364">
            <text:p>0.4974489071</text:p>
          </table:table-cell>
          <table:table-cell/>
        </table:table-row>
        <table:table-row table:style-name="ro1">
          <table:table-cell office:value-type="float" office:value="1.00809160645587">
            <text:p>1.0080916065</text:p>
          </table:table-cell>
          <table:table-cell/>
        </table:table-row>
        <table:table-row table:style-name="ro1">
          <table:table-cell office:value-type="float" office:value="-0.0386775773037138">
            <text:p>-0.0386775773</text:p>
          </table:table-cell>
          <table:table-cell/>
        </table:table-row>
        <table:table-row table:style-name="ro1">
          <table:table-cell office:value-type="float" office:value="0.275560390102037">
            <text:p>0.2755603901</text:p>
          </table:table-cell>
          <table:table-cell/>
        </table:table-row>
        <table:table-row table:style-name="ro1">
          <table:table-cell office:value-type="float" office:value="-1.38402494050528">
            <text:p>-1.3840249405</text:p>
          </table:table-cell>
          <table:table-cell/>
        </table:table-row>
        <table:table-row table:style-name="ro1">
          <table:table-cell office:value-type="float" office:value="-2.37505874874863">
            <text:p>-2.3750587487</text:p>
          </table:table-cell>
          <table:table-cell/>
        </table:table-row>
        <table:table-row table:style-name="ro1">
          <table:table-cell office:value-type="float" office:value="0.440543865447368">
            <text:p>0.4405438654</text:p>
          </table:table-cell>
          <table:table-cell/>
        </table:table-row>
        <table:table-row table:style-name="ro1">
          <table:table-cell office:value-type="float" office:value="-3.09953119494122">
            <text:p>-3.0995311949</text:p>
          </table:table-cell>
          <table:table-cell/>
        </table:table-row>
        <table:table-row table:style-name="ro1">
          <table:table-cell office:value-type="float" office:value="-2.38069601920402">
            <text:p>-2.3806960192</text:p>
          </table:table-cell>
          <table:table-cell/>
        </table:table-row>
        <table:table-row table:style-name="ro1">
          <table:table-cell office:value-type="float" office:value="0.00672261502077638">
            <text:p>0.006722615</text:p>
          </table:table-cell>
          <table:table-cell/>
        </table:table-row>
        <table:table-row table:style-name="ro1">
          <table:table-cell office:value-type="float" office:value="1.58819444152692">
            <text:p>1.5881944415</text:p>
          </table:table-cell>
          <table:table-cell/>
        </table:table-row>
        <table:table-row table:style-name="ro1">
          <table:table-cell office:value-type="float" office:value="1.84689089545822">
            <text:p>1.8468908955</text:p>
          </table:table-cell>
          <table:table-cell/>
        </table:table-row>
        <table:table-row table:style-name="ro1">
          <table:table-cell office:value-type="float" office:value="0.0134411634789034">
            <text:p>0.0134411635</text:p>
          </table:table-cell>
          <table:table-cell/>
        </table:table-row>
        <table:table-row table:style-name="ro1">
          <table:table-cell office:value-type="float" office:value="-2.58457008302215">
            <text:p>-2.584570083</text:p>
          </table:table-cell>
          <table:table-cell/>
        </table:table-row>
        <table:table-row table:style-name="ro1">
          <table:table-cell office:value-type="float" office:value="0.322781103533067">
            <text:p>0.3227811035</text:p>
          </table:table-cell>
          <table:table-cell/>
        </table:table-row>
        <table:table-row table:style-name="ro1">
          <table:table-cell office:value-type="float" office:value="-1.47682683922067">
            <text:p>-1.4768268392</text:p>
          </table:table-cell>
          <table:table-cell/>
        </table:table-row>
        <table:table-row table:style-name="ro1">
          <table:table-cell office:value-type="float" office:value="-0.89897301784828">
            <text:p>-0.8989730178</text:p>
          </table:table-cell>
          <table:table-cell/>
        </table:table-row>
        <table:table-row table:style-name="ro1">
          <table:table-cell office:value-type="float" office:value="1.45570257331275">
            <text:p>1.4557025733</text:p>
          </table:table-cell>
          <table:table-cell/>
        </table:table-row>
        <table:table-row table:style-name="ro1">
          <table:table-cell office:value-type="float" office:value="0.42969707607569">
            <text:p>0.4296970761</text:p>
          </table:table-cell>
          <table:table-cell/>
        </table:table-row>
        <table:table-row table:style-name="ro1">
          <table:table-cell office:value-type="float" office:value="0.745651563509665">
            <text:p>0.7456515635</text:p>
          </table:table-cell>
          <table:table-cell/>
        </table:table-row>
        <table:table-row table:style-name="ro1">
          <table:table-cell office:value-type="float" office:value="0.122205854679063">
            <text:p>0.1222058547</text:p>
          </table:table-cell>
          <table:table-cell/>
        </table:table-row>
        <table:table-row table:style-name="ro1">
          <table:table-cell office:value-type="float" office:value="-2.91971811778975">
            <text:p>-2.9197181178</text:p>
          </table:table-cell>
          <table:table-cell/>
        </table:table-row>
        <table:table-row table:style-name="ro1">
          <table:table-cell office:value-type="float" office:value="-2.78358639516774">
            <text:p>-2.7835863952</text:p>
          </table:table-cell>
          <table:table-cell/>
        </table:table-row>
        <table:table-row table:style-name="ro1">
          <table:table-cell office:value-type="float" office:value="2.51032292375608">
            <text:p>2.5103229238</text:p>
          </table:table-cell>
          <table:table-cell/>
        </table:table-row>
        <table:table-row table:style-name="ro1">
          <table:table-cell office:value-type="float" office:value="-2.17872469138937">
            <text:p>-2.1787246914</text:p>
          </table:table-cell>
          <table:table-cell/>
        </table:table-row>
        <table:table-row table:style-name="ro1">
          <table:table-cell office:value-type="float" office:value="-1.19736508056156">
            <text:p>-1.1973650806</text:p>
          </table:table-cell>
          <table:table-cell/>
        </table:table-row>
        <table:table-row table:style-name="ro1">
          <table:table-cell office:value-type="float" office:value="-1.19362778179438">
            <text:p>-1.1936277818</text:p>
          </table:table-cell>
          <table:table-cell/>
        </table:table-row>
        <table:table-row table:style-name="ro1">
          <table:table-cell office:value-type="float" office:value="-1.13291955411539">
            <text:p>-1.1329195541</text:p>
          </table:table-cell>
          <table:table-cell/>
        </table:table-row>
        <table:table-row table:style-name="ro1">
          <table:table-cell office:value-type="float" office:value="-2.57160890038663">
            <text:p>-2.5716089004</text:p>
          </table:table-cell>
          <table:table-cell/>
        </table:table-row>
        <table:table-row table:style-name="ro1">
          <table:table-cell office:value-type="float" office:value="0.442383037825856">
            <text:p>0.4423830378</text:p>
          </table:table-cell>
          <table:table-cell/>
        </table:table-row>
        <table:table-row table:style-name="ro1">
          <table:table-cell office:value-type="float" office:value="0.562030459599">
            <text:p>0.5620304596</text:p>
          </table:table-cell>
          <table:table-cell/>
        </table:table-row>
        <table:table-row table:style-name="ro1">
          <table:table-cell office:value-type="float" office:value="0.0312955909351766">
            <text:p>0.0312955909</text:p>
          </table:table-cell>
          <table:table-cell/>
        </table:table-row>
        <table:table-row table:style-name="ro1">
          <table:table-cell office:value-type="float" office:value="0.429244818891687">
            <text:p>0.4292448189</text:p>
          </table:table-cell>
          <table:table-cell/>
        </table:table-row>
        <table:table-row table:style-name="ro1">
          <table:table-cell office:value-type="float" office:value="3.5824074204721">
            <text:p>3.5824074205</text:p>
          </table:table-cell>
          <table:table-cell/>
        </table:table-row>
        <table:table-row table:style-name="ro1">
          <table:table-cell office:value-type="float" office:value="1.02209815276958">
            <text:p>1.0220981528</text:p>
          </table:table-cell>
          <table:table-cell/>
        </table:table-row>
        <table:table-row table:style-name="ro1">
          <table:table-cell office:value-type="float" office:value="2.09358505049944">
            <text:p>2.0935850505</text:p>
          </table:table-cell>
          <table:table-cell/>
        </table:table-row>
        <table:table-row table:style-name="ro1">
          <table:table-cell office:value-type="float" office:value="-0.697666878145746">
            <text:p>-0.6976668781</text:p>
          </table:table-cell>
          <table:table-cell/>
        </table:table-row>
        <table:table-row table:style-name="ro1">
          <table:table-cell office:value-type="float" office:value="1.76995595310078">
            <text:p>1.7699559531</text:p>
          </table:table-cell>
          <table:table-cell/>
        </table:table-row>
        <table:table-row table:style-name="ro1">
          <table:table-cell office:value-type="float" office:value="1.0170610095557">
            <text:p>1.0170610096</text:p>
          </table:table-cell>
          <table:table-cell/>
        </table:table-row>
        <table:table-row table:style-name="ro1">
          <table:table-cell office:value-type="float" office:value="-0.00186489372966375">
            <text:p>-0.0018648937</text:p>
          </table:table-cell>
          <table:table-cell/>
        </table:table-row>
        <table:table-row table:style-name="ro1">
          <table:table-cell office:value-type="float" office:value="0.16063868710844">
            <text:p>0.1606386871</text:p>
          </table:table-cell>
          <table:table-cell/>
        </table:table-row>
        <table:table-row table:style-name="ro1">
          <table:table-cell office:value-type="float" office:value="0.664090138238206">
            <text:p>0.6640901382</text:p>
          </table:table-cell>
          <table:table-cell/>
        </table:table-row>
        <table:table-row table:style-name="ro1">
          <table:table-cell office:value-type="float" office:value="1.74351705070066">
            <text:p>1.7435170507</text:p>
          </table:table-cell>
          <table:table-cell/>
        </table:table-row>
        <table:table-row table:style-name="ro1">
          <table:table-cell office:value-type="float" office:value="-0.735626422279503">
            <text:p>-0.7356264223</text:p>
          </table:table-cell>
          <table:table-cell/>
        </table:table-row>
        <table:table-row table:style-name="ro1">
          <table:table-cell office:value-type="float" office:value="0.712378105007305">
            <text:p>0.712378105</text:p>
          </table:table-cell>
          <table:table-cell/>
        </table:table-row>
        <table:table-row table:style-name="ro1">
          <table:table-cell office:value-type="float" office:value="1.55397233087903">
            <text:p>1.5539723309</text:p>
          </table:table-cell>
          <table:table-cell/>
        </table:table-row>
        <table:table-row table:style-name="ro1">
          <table:table-cell office:value-type="float" office:value="0.899093206286033">
            <text:p>0.8990932063</text:p>
          </table:table-cell>
          <table:table-cell/>
        </table:table-row>
        <table:table-row table:style-name="ro1">
          <table:table-cell office:value-type="float" office:value="2.55960147148165">
            <text:p>2.5596014715</text:p>
          </table:table-cell>
          <table:table-cell/>
        </table:table-row>
        <table:table-row table:style-name="ro1">
          <table:table-cell office:value-type="float" office:value="0.196478567361045">
            <text:p>0.1964785674</text:p>
          </table:table-cell>
          <table:table-cell/>
        </table:table-row>
        <table:table-row table:style-name="ro1">
          <table:table-cell office:value-type="float" office:value="1.85844078108154">
            <text:p>1.8584407811</text:p>
          </table:table-cell>
          <table:table-cell/>
        </table:table-row>
        <table:table-row table:style-name="ro1">
          <table:table-cell office:value-type="float" office:value="-2.59361176097003">
            <text:p>-2.593611761</text:p>
          </table:table-cell>
          <table:table-cell/>
        </table:table-row>
        <table:table-row table:style-name="ro1">
          <table:table-cell office:value-type="float" office:value="-0.675918292384641">
            <text:p>-0.6759182924</text:p>
          </table:table-cell>
          <table:table-cell/>
        </table:table-row>
        <table:table-row table:style-name="ro1">
          <table:table-cell office:value-type="float" office:value="0.614775323637842">
            <text:p>0.6147753236</text:p>
          </table:table-cell>
          <table:table-cell/>
        </table:table-row>
        <table:table-row table:style-name="ro1">
          <table:table-cell office:value-type="float" office:value="-0.757018040905385">
            <text:p>-0.7570180409</text:p>
          </table:table-cell>
          <table:table-cell/>
        </table:table-row>
        <table:table-row table:style-name="ro1">
          <table:table-cell office:value-type="float" office:value="2.81399385282297">
            <text:p>2.8139938528</text:p>
          </table:table-cell>
          <table:table-cell/>
        </table:table-row>
        <table:table-row table:style-name="ro1">
          <table:table-cell office:value-type="float" office:value="0.751103667240433">
            <text:p>0.7511036672</text:p>
          </table:table-cell>
          <table:table-cell/>
        </table:table-row>
        <table:table-row table:style-name="ro1">
          <table:table-cell office:value-type="float" office:value="2.46946004802295">
            <text:p>2.469460048</text:p>
          </table:table-cell>
          <table:table-cell/>
        </table:table-row>
        <table:table-row table:style-name="ro1">
          <table:table-cell office:value-type="float" office:value="0.310502803378605">
            <text:p>0.3105028034</text:p>
          </table:table-cell>
          <table:table-cell/>
        </table:table-row>
        <table:table-row table:style-name="ro1">
          <table:table-cell office:value-type="float" office:value="-0.0546445858073873">
            <text:p>-0.0546445858</text:p>
          </table:table-cell>
          <table:table-cell/>
        </table:table-row>
        <table:table-row table:style-name="ro1">
          <table:table-cell office:value-type="float" office:value="-1.95320398296808">
            <text:p>-1.953203983</text:p>
          </table:table-cell>
          <table:table-cell/>
        </table:table-row>
        <table:table-row table:style-name="ro1">
          <table:table-cell office:value-type="float" office:value="3.05154980458296">
            <text:p>3.0515498046</text:p>
          </table:table-cell>
          <table:table-cell/>
        </table:table-row>
        <table:table-row table:style-name="ro1">
          <table:table-cell office:value-type="float" office:value="-0.966847016596483">
            <text:p>-0.9668470166</text:p>
          </table:table-cell>
          <table:table-cell/>
        </table:table-row>
        <table:table-row table:style-name="ro1">
          <table:table-cell office:value-type="float" office:value="-0.719678012208077">
            <text:p>-0.7196780122</text:p>
          </table:table-cell>
          <table:table-cell/>
        </table:table-row>
        <table:table-row table:style-name="ro1">
          <table:table-cell office:value-type="float" office:value="0.832309581021335">
            <text:p>0.832309581</text:p>
          </table:table-cell>
          <table:table-cell/>
        </table:table-row>
        <table:table-row table:style-name="ro1">
          <table:table-cell office:value-type="float" office:value="-0.187843454541927">
            <text:p>-0.1878434545</text:p>
          </table:table-cell>
          <table:table-cell/>
        </table:table-row>
        <table:table-row table:style-name="ro1">
          <table:table-cell office:value-type="float" office:value="-3.88198450343986">
            <text:p>-3.8819845034</text:p>
          </table:table-cell>
          <table:table-cell/>
        </table:table-row>
        <table:table-row table:style-name="ro1">
          <table:table-cell office:value-type="float" office:value="-3.13213562061831">
            <text:p>-3.1321356206</text:p>
          </table:table-cell>
          <table:table-cell/>
        </table:table-row>
        <table:table-row table:style-name="ro1">
          <table:table-cell office:value-type="float" office:value="2.68505862965134">
            <text:p>2.6850586297</text:p>
          </table:table-cell>
          <table:table-cell/>
        </table:table-row>
        <table:table-row table:style-name="ro1">
          <table:table-cell office:value-type="float" office:value="2.73845224239962">
            <text:p>2.7384522424</text:p>
          </table:table-cell>
          <table:table-cell/>
        </table:table-row>
        <table:table-row table:style-name="ro1">
          <table:table-cell office:value-type="float" office:value="-7.51110623834513">
            <text:p>-7.5111062383</text:p>
          </table:table-cell>
          <table:table-cell/>
        </table:table-row>
        <table:table-row table:style-name="ro1">
          <table:table-cell office:value-type="float" office:value="-1.53671324817519">
            <text:p>-1.5367132482</text:p>
          </table:table-cell>
          <table:table-cell/>
        </table:table-row>
        <table:table-row table:style-name="ro1">
          <table:table-cell office:value-type="float" office:value="0.151921717895423">
            <text:p>0.1519217179</text:p>
          </table:table-cell>
          <table:table-cell/>
        </table:table-row>
        <table:table-row table:style-name="ro1">
          <table:table-cell office:value-type="float" office:value="0.983709852276219">
            <text:p>0.9837098523</text:p>
          </table:table-cell>
          <table:table-cell/>
        </table:table-row>
        <table:table-row table:style-name="ro1">
          <table:table-cell office:value-type="float" office:value="0.432435872556631">
            <text:p>0.4324358726</text:p>
          </table:table-cell>
          <table:table-cell/>
        </table:table-row>
        <table:table-row table:style-name="ro1">
          <table:table-cell office:value-type="float" office:value="-2.28877510007169">
            <text:p>-2.2887751001</text:p>
          </table:table-cell>
          <table:table-cell/>
        </table:table-row>
        <table:table-row table:style-name="ro1">
          <table:table-cell office:value-type="float" office:value="1.70144943529785">
            <text:p>1.7014494353</text:p>
          </table:table-cell>
          <table:table-cell/>
        </table:table-row>
        <table:table-row table:style-name="ro1">
          <table:table-cell office:value-type="float" office:value="-1.83700924945503">
            <text:p>-1.8370092495</text:p>
          </table:table-cell>
          <table:table-cell/>
        </table:table-row>
        <table:table-row table:style-name="ro1">
          <table:table-cell office:value-type="float" office:value="-0.361841229936453">
            <text:p>-0.3618412299</text:p>
          </table:table-cell>
          <table:table-cell/>
        </table:table-row>
        <table:table-row table:style-name="ro1">
          <table:table-cell office:value-type="float" office:value="0.434261175872538">
            <text:p>0.4342611759</text:p>
          </table:table-cell>
          <table:table-cell/>
        </table:table-row>
        <table:table-row table:style-name="ro1">
          <table:table-cell office:value-type="float" office:value="1.13836437171995">
            <text:p>1.1383643717</text:p>
          </table:table-cell>
          <table:table-cell/>
        </table:table-row>
        <table:table-row table:style-name="ro1">
          <table:table-cell office:value-type="float" office:value="-1.85686657762302">
            <text:p>-1.8568665776</text:p>
          </table:table-cell>
          <table:table-cell/>
        </table:table-row>
        <table:table-row table:style-name="ro1">
          <table:table-cell office:value-type="float" office:value="-1.23050185960221">
            <text:p>-1.2305018596</text:p>
          </table:table-cell>
          <table:table-cell/>
        </table:table-row>
        <table:table-row table:style-name="ro1">
          <table:table-cell office:value-type="float" office:value="-0.971574702838256">
            <text:p>-0.9715747028</text:p>
          </table:table-cell>
          <table:table-cell/>
        </table:table-row>
        <table:table-row table:style-name="ro1">
          <table:table-cell office:value-type="float" office:value="4.25921824481926">
            <text:p>4.2592182448</text:p>
          </table:table-cell>
          <table:table-cell/>
        </table:table-row>
        <table:table-row table:style-name="ro1">
          <table:table-cell office:value-type="float" office:value="-0.653239755954322">
            <text:p>-0.653239756</text:p>
          </table:table-cell>
          <table:table-cell/>
        </table:table-row>
        <table:table-row table:style-name="ro1">
          <table:table-cell office:value-type="float" office:value="-2.39543696988419">
            <text:p>-2.3954369699</text:p>
          </table:table-cell>
          <table:table-cell/>
        </table:table-row>
        <table:table-row table:style-name="ro1">
          <table:table-cell office:value-type="float" office:value="-0.897930441381312">
            <text:p>-0.8979304414</text:p>
          </table:table-cell>
          <table:table-cell/>
        </table:table-row>
        <table:table-row table:style-name="ro1">
          <table:table-cell office:value-type="float" office:value="3.49444456452083">
            <text:p>3.4944445645</text:p>
          </table:table-cell>
          <table:table-cell/>
        </table:table-row>
        <table:table-row table:style-name="ro1">
          <table:table-cell office:value-type="float" office:value="-0.886630101076107">
            <text:p>-0.8866301011</text:p>
          </table:table-cell>
          <table:table-cell/>
        </table:table-row>
        <table:table-row table:style-name="ro1">
          <table:table-cell office:value-type="float" office:value="-0.932825736436333">
            <text:p>-0.9328257364</text:p>
          </table:table-cell>
          <table:table-cell/>
        </table:table-row>
        <table:table-row table:style-name="ro1">
          <table:table-cell office:value-type="float" office:value="0.117217083535071">
            <text:p>0.1172170835</text:p>
          </table:table-cell>
          <table:table-cell/>
        </table:table-row>
        <table:table-row table:style-name="ro1">
          <table:table-cell office:value-type="float" office:value="1.3970497775735">
            <text:p>1.3970497776</text:p>
          </table:table-cell>
          <table:table-cell/>
        </table:table-row>
        <table:table-row table:style-name="ro1">
          <table:table-cell office:value-type="float" office:value="-1.3472839213045">
            <text:p>-1.3472839213</text:p>
          </table:table-cell>
          <table:table-cell/>
        </table:table-row>
        <table:table-row table:style-name="ro1">
          <table:table-cell office:value-type="float" office:value="-1.05087430913739">
            <text:p>-1.0508743091</text:p>
          </table:table-cell>
          <table:table-cell/>
        </table:table-row>
        <table:table-row table:style-name="ro1">
          <table:table-cell office:value-type="float" office:value="3.69346795533037">
            <text:p>3.6934679553</text:p>
          </table:table-cell>
          <table:table-cell/>
        </table:table-row>
        <table:table-row table:style-name="ro1">
          <table:table-cell office:value-type="float" office:value="1.54941311171293">
            <text:p>1.5494131117</text:p>
          </table:table-cell>
          <table:table-cell/>
        </table:table-row>
        <table:table-row table:style-name="ro1">
          <table:table-cell office:value-type="float" office:value="2.36833214118098">
            <text:p>2.3683321412</text:p>
          </table:table-cell>
          <table:table-cell/>
        </table:table-row>
        <table:table-row table:style-name="ro1">
          <table:table-cell office:value-type="float" office:value="0.71788881722815">
            <text:p>0.7178888172</text:p>
          </table:table-cell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scientific-number number:decimal-places="5" number:min-integer-digits="1" number:min-exponent-digits="3"/>
    </number:number-style>
    <number:number-style style:name="N108">
      <number:text>+</number:text>
      <number:scientific-number number:decimal-places="5" number:min-integer-digits="1" number:min-exponent-digits="3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2014-11-16</text:date>, <text:time>16:0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amilleri</meta:initial-creator>
    <meta:creation-date>2014-11-16T09:38:02.46</meta:creation-date>
    <dc:date>2014-11-16T16:02:08.42</dc:date>
    <dc:creator>Peter Camilleri</dc:creator>
    <meta:editing-duration>PT40M58S</meta:editing-duration>
    <meta:editing-cycles>2</meta:editing-cycles>
    <meta:generator>OpenOffice/4.1.1$Win32 OpenOffice.org_project/411m6$Build-9775</meta:generator>
    <meta:document-statistic meta:table-count="3" meta:cell-count="5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scientific-number number:decimal-places="5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6.529cm" svg:y="0.315cm" chart:style-name="ch2">
          <text:p>Error Squared</text:p>
        </chart:title>
        <chart:legend svg:x="13.066cm" svg:y="3.302cm" style:legend-expansion="custom" chartooo:width="2.616cm" chartooo:height="1.212cm" style:legend-expansion-aspect-ratio="2.15841584158416" chart:style-name="ch3"/>
        <chart:plot-area chart:style-name="ch4" table:cell-range-address="Sheet1.F3:Sheet1.F9" chart:data-source-has-labels="row" svg:x="0.77cm" svg:y="0.851cm" svg:width="11.767cm" svg:height="7.53cm">
          <chartooo:coordinate-region svg:x="3.244cm" svg:y="1.063cm" svg:width="9.199cm" svg:height="6.645cm"/>
          <chart:axis chart:dimension="x" chart:name="primary-x" chart:style-name="ch5">
            <chart:title svg:x="6.358cm" svg:y="8.393cm" chart:style-name="ch6">
              <text:p>Bin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F4:Sheet1.F9" chart:label-cell-address="Sheet1.F3:Sheet1.F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Sq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379866777777842">
                <text:p>0.00000000379866777777842</text:p>
                <draw:g>
                  <svg:desc>Sheet1.F4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337334444444134">
                <text:p>0.000000000337334444444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333698777777622">
                <text:p>0.00000000333698777777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739026777777649">
                <text:p>0.00000000739026777777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37069084444453">
                <text:p>0.000000037069084444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847627111111137">
                <text:p>0.00000000847627111111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axis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445cm" svg:height="19.952cm" xlink:href=".." xlink:type="simple" chart:class="chart:line" chart:style-name="ch1">
        <chart:legend chart:legend-position="end" svg:x="35.593cm" svg:y="9.664cm" style:legend-expansion="high" chart:style-name="ch2"/>
        <chart:plot-area chart:style-name="ch3" table:cell-range-address="Sheet2.A3:Sheet2.A503" svg:x="1.218cm" svg:y="1.731cm" svg:width="32.839cm" svg:height="17.402cm">
          <chartooo:coordinate-region svg:x="1.945cm" svg:y="1.943cm" svg:width="31.832cm" svg:height="16.0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A3:Sheet2.A503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3839801541772">
                <text:p>40.3839801541772</text:p>
                <draw:g>
                  <svg:desc>Sheet2.A3:Sheet2.A5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37070092519675">
                <text:p>-1.37070092519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23879223774697">
                <text:p>-0.223879223774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45177682048711">
                <text:p>-1.451776820487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78777012535">
                <text:p>2.0378777012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738522055149941">
                <text:p>-0.738522055149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7918316706652">
                <text:p>1.27918316706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9971171383256">
                <text:p>0.609971171383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1512275658306">
                <text:p>1.71512275658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37107975641356">
                <text:p>-0.7371079756413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4765448786387">
                <text:p>0.4447654487863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59299120518849">
                <text:p>-1.592991205188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3749425324817">
                <text:p>3.137494253248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86542081356853">
                <text:p>-0.7865420813568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70231643261988">
                <text:p>-1.70231643261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999449334344">
                <text:p>0.759994493343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468509107614976">
                <text:p>-0.0468509107614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02630956186831">
                <text:p>-1.026309561868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55449184986055">
                <text:p>-1.55449184986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81231761575836">
                <text:p>0.6812317615758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49235257721296">
                <text:p>-1.492352577212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160077774695">
                <text:p>-0.3160077774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16013444500691">
                <text:p>-1.160134445006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04890890107529">
                <text:p>4.04890890107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81402081758168">
                <text:p>-1.814020817581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5533951387239">
                <text:p>0.1555339513872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04362690193284">
                <text:p>-0.6043626901932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19129156460659">
                <text:p>-0.3191291564606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13637917724133">
                <text:p>-0.3136379177241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507247113614218">
                <text:p>-0.5072471136142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7906809706816">
                <text:p>1.279068097068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443903346113">
                <text:p>0.244439033461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97262425769886">
                <text:p>0.6972624257698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91831310763928">
                <text:p>-3.918313107639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6383949904158">
                <text:p>2.86383949904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1788276362425">
                <text:p>1.417882763624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39593210063816">
                <text:p>-0.6395932100638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1799382861285">
                <text:p>1.217993828612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474664195877">
                <text:p>0.9504746641958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.10752696010065">
                <text:p>-3.107526960100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210059255539015">
                <text:p>-0.210059255539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10627718870593">
                <text:p>-0.5106277188705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74332077256875">
                <text:p>2.74332077256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254912895002856">
                <text:p>-0.2549128950028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1279750024907">
                <text:p>2.512797500249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61935665612866">
                <text:p>0.8619356656128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1943996119178">
                <text:p>1.71943996119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8807503644466">
                <text:p>0.1788075036444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91673144238431">
                <text:p>0.6916731442384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09543667628023">
                <text:p>0.6095436676280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34133871469801">
                <text:p>0.7341338714698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3668710997816">
                <text:p>2.736687109978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9173275491185">
                <text:p>0.3291732754911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688568709589525">
                <text:p>-0.6885687095895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92638512510899">
                <text:p>-0.1926385125108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7194305823707">
                <text:p>2.271943058237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687988495508553">
                <text:p>-0.6879884955085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902829762203948">
                <text:p>-0.9028297622039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30033549297">
                <text:p>3.2300335492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01149646630058">
                <text:p>0.7011496466300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6484719592954">
                <text:p>0.9964847195929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524847492492">
                <text:p>1.25248474924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73815667170989">
                <text:p>-2.738156671709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3108604691092">
                <text:p>1.231086046910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9410787922898">
                <text:p>2.69410787922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10943690466823">
                <text:p>4.109436904668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287871974757733">
                <text:p>-0.2878719747577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3602190043226">
                <text:p>1.336021900432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94529391027338">
                <text:p>-0.1945293910273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1677757348869">
                <text:p>1.016777573488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70238792301756">
                <text:p>-1.702387923017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1448923158476">
                <text:p>1.314489231584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55952799532426">
                <text:p>-0.559527995324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42055969921298">
                <text:p>-1.42055969921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85810741991264">
                <text:p>-0.3858107419912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576757974678831">
                <text:p>-0.05767579746788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657220907521915">
                <text:p>-0.6572209075219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789051305221">
                <text:p>1.7789051305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9413537509917">
                <text:p>0.3294135375099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49970521832514">
                <text:p>-2.499705218325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9371254336943">
                <text:p>-0.493712543369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4134121970256">
                <text:p>0.941341219702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1934070247052">
                <text:p>1.019340702470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5860696514091">
                <text:p>-0.58606965140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41151570196303">
                <text:p>0.9411515701963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6013795484607">
                <text:p>-1.60137954846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373897262452175">
                <text:p>-0.3738972624521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15387953450134">
                <text:p>3.153879534501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11815947729825">
                <text:p>-1.118159477298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.208788181239">
                <text:p>-2.2087881812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4024908465423">
                <text:p>1.340249084654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5.57582994377492">
                <text:p>-5.575829943774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8401628567172">
                <text:p>1.184016285671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2629984726267">
                <text:p>-0.326299847262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84684343759029">
                <text:p>0.2846843437590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.95547474407818">
                <text:p>-2.955474744078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5212211359302">
                <text:p>-0.152122113593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61531208991144">
                <text:p>-1.615312089911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596159015083035">
                <text:p>-0.5961590150830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01684115799284">
                <text:p>-1.016841157992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1645391149391">
                <text:p>2.516453911493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29526756681396">
                <text:p>1.295267566813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0125187508895">
                <text:p>0.801251875088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12718115366557">
                <text:p>-1.127181153665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87816289401115">
                <text:p>0.5878162894011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0663942144008">
                <text:p>1.606639421440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01895328475655">
                <text:p>0.2018953284756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296311426106264">
                <text:p>-0.2963114261062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76441602818075">
                <text:p>-1.764416028180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48368552097678">
                <text:p>3.483685520976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32954409153484">
                <text:p>-1.329544091534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06852800838521">
                <text:p>-1.068528008385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33421719643134">
                <text:p>4.334217196431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57708864991777">
                <text:p>3.577088649917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0290959782248">
                <text:p>-2.02909597822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36921221673936">
                <text:p>0.7369212216739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706657439353439">
                <text:p>-0.7066574393534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97246915270514">
                <text:p>0.7972469152705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81121458882797">
                <text:p>0.9811214588827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86659368900714">
                <text:p>2.866593689007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.37271492797671">
                <text:p>-2.372714927976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19829536668927">
                <text:p>-2.198295366689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79738393250716">
                <text:p>0.8797383932507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26579636221653">
                <text:p>-1.265796362216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34891440607821">
                <text:p>2.348914406078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341351169853482">
                <text:p>-0.3413511698534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91041817905745">
                <text:p>0.1910418179057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221805457842158">
                <text:p>-0.2218054578421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48563354738568">
                <text:p>-0.485633547385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.03678187705542">
                <text:p>-4.036781877055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06161011513503">
                <text:p>0.08061610115135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3063640778836">
                <text:p>1.530636407788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49837115515481">
                <text:p>2.498371155154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.13131302118477">
                <text:p>-2.131313021184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5711132265561">
                <text:p>1.157111322655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38812370264887">
                <text:p>0.3388123702648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7840516821108">
                <text:p>1.878405168211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.92988681280829">
                <text:p>-2.929886812808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10397481955445">
                <text:p>0.02103974819554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43294687088079">
                <text:p>-0.432946870880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5056385761574">
                <text:p>0.4050563857615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1181200861913">
                <text:p>0.1411812008619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28242411001719">
                <text:p>-1.282424110017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48065584432958">
                <text:p>0.01480655844329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819683471740896">
                <text:p>-0.08196834717408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00012466805951">
                <text:p>0.3000124668059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135973023144207">
                <text:p>-0.1359730231442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48632849836706">
                <text:p>-1.486328498367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.17752455044957">
                <text:p>-2.177524550449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38884647054955">
                <text:p>0.2388846470549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40164743439527">
                <text:p>-0.401647434395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.55293543375991">
                <text:p>-3.552935433759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81511394017398">
                <text:p>-1.815113940173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283042068744562">
                <text:p>-0.2830420687445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51746503116167">
                <text:p>-1.517465031161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4601260505589">
                <text:p>1.546012605055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646903216656627">
                <text:p>-0.6469032166566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348497549196">
                <text:p>0.53484975491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9175856893561">
                <text:p>1.391758568935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3630183864769">
                <text:p>1.136301838647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696126093344776">
                <text:p>-0.6961260933447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86905843635999">
                <text:p>0.5869058436359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06174797346336">
                <text:p>2.061747973463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07124360212083">
                <text:p>-3.071243602120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48388560358101">
                <text:p>-0.483885603581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6856341102554">
                <text:p>4.68563411025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.66968586932747">
                <text:p>-2.669685869327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63110069789809">
                <text:p>0.7631100697898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548800389338056">
                <text:p>-0.5488003893380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02916166621719">
                <text:p>3.029161666217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371268287763049">
                <text:p>-0.3712682877630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703075001834667">
                <text:p>-0.703075001834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502476534406336">
                <text:p>-0.5024765344063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8984884747442">
                <text:p>1.089848847474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.95519952847332">
                <text:p>-3.955199528473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532602188608388">
                <text:p>-0.5326021886083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727108076371">
                <text:p>1.17271080763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91086747744172">
                <text:p>3.910867477441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61470970904761">
                <text:p>2.614709709047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69576031376716">
                <text:p>0.6695760313767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946154312185929">
                <text:p>-0.009461543121859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73197802535848">
                <text:p>-0.1731978025358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58576927775689">
                <text:p>0.1585769277756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04336585125256">
                <text:p>0.3043365851252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85801241341298">
                <text:p>-1.858012413412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79573170072841">
                <text:p>-1.795731700728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0437189392649">
                <text:p>1.204371893926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6438961924471">
                <text:p>1.064389619244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06500530892876">
                <text:p>-3.065005308928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9346570199798">
                <text:p>1.993465701997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36440743399432">
                <text:p>2.364407433994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33882140107961">
                <text:p>-1.338821401079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63708712918744">
                <text:p>0.1637087129187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0993849188879">
                <text:p>-1.09938491888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93715425566863">
                <text:p>-1.937154255668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97269612806131">
                <text:p>-0.1972696128061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10963078669263">
                <text:p>4.109630786692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111475346013456">
                <text:p>-0.1114753460134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4.29557747831596">
                <text:p>-4.295577478315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03792152364576">
                <text:p>0.9037921523645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19287956823358">
                <text:p>-1.192879568233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248734602093552">
                <text:p>-0.2487346020935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91659971610234">
                <text:p>0.5916599716102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94730845295721">
                <text:p>-1.947308452957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18469917769032">
                <text:p>3.184699177690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17393744438437">
                <text:p>0.6173937444384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78011655229077">
                <text:p>-1.780116552290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884548159261446">
                <text:p>-0.8845481592614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55248981631144">
                <text:p>-1.552489816311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51248195185859">
                <text:p>-1.512481951858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35996120876928">
                <text:p>-1.359961208769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18950474034886">
                <text:p>-1.189504740348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65582229572878">
                <text:p>2.655822295728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94048797973885">
                <text:p>2.940487979738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31123890832722">
                <text:p>-1.311238908327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8298802548308">
                <text:p>0.382988025483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47114231490294">
                <text:p>0.7471142314902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65865370298375">
                <text:p>0.3658653702983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89815063040332">
                <text:p>0.6898150630403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01152552302752">
                <text:p>1.011525523027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11450505962598">
                <text:p>3.114505059625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63239604147541">
                <text:p>1.632396041475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30713793737602">
                <text:p>-1.307137937376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1730637827246">
                <text:p>1.317306378272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00749350323736">
                <text:p>2.007493503237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00165641907752">
                <text:p>-1.001656419077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411863083805667">
                <text:p>-0.411863083805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0486887520212">
                <text:p>3.04868875202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904201545297314">
                <text:p>-0.9042015452973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91806523826442">
                <text:p>-1.918065238264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71878734573319">
                <text:p>-1.718787345733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52479902604785">
                <text:p>2.524799026047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58876244281757">
                <text:p>0.6588762442817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56328731199311">
                <text:p>-3.563287311993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28952201244766">
                <text:p>-1.289522012447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.10218815324691">
                <text:p>-1.102188153246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70896062941247">
                <text:p>1.708960629412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29963075038999">
                <text:p>0.3299630750389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429156111319766">
                <text:p>-0.4291561113197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1768283599345">
                <text:p>0.817682835993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.05282190117487">
                <text:p>-2.052821901174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97050302200822">
                <text:p>3.970503022008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97097355839137">
                <text:p>0.2970973558391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7054752979359">
                <text:p>2.470547529793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78284132294505">
                <text:p>1.782841322945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59542421375031">
                <text:p>1.595424213750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07589123751972">
                <text:p>0.1075891237519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73403349708755">
                <text:p>1.734033497087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54554609884851">
                <text:p>-1.545546098848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667435091633298">
                <text:p>-0.06674350916332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.30132556284779">
                <text:p>-2.301325562847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15604699523203">
                <text:p>-1.156046995232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.39752622339908">
                <text:p>-2.397526223399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21375140437006">
                <text:p>-1.213751404370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33397094043094">
                <text:p>1.333970940430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68108835962174">
                <text:p>0.2681088359621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.095187592815">
                <text:p>-2.0951875928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95619863749418">
                <text:p>-1.956198637494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490900744927274">
                <text:p>-0.4909007449272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.72759764566044">
                <text:p>-1.727597645660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472040939197508">
                <text:p>-0.4720409391975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167609587220439">
                <text:p>0.001676095872204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16724129248332">
                <text:p>-1.167241292483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58093965705156">
                <text:p>1.580939657051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33269687234639">
                <text:p>1.332696872346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22286443438621">
                <text:p>-1.222864434386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34434368156071">
                <text:p>-1.344343681560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07489966594925">
                <text:p>3.074899665949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880008618221655">
                <text:p>0.008800086182216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3516927572548">
                <text:p>1.35169275725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01480737145278">
                <text:p>1.014807371452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26147826277026">
                <text:p>4.261478262770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.63066739955358">
                <text:p>-3.630667399553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634643826984529">
                <text:p>-0.6346438269845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78172687290955">
                <text:p>0.3781726872909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4213623369527">
                <text:p>0.342136233695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982062911467838">
                <text:p>-0.9820629114678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0586144484238">
                <text:p>1.05861444842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.5491918870728">
                <text:p>-2.54919188707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94313389179289">
                <text:p>3.943133891792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.19649976219183">
                <text:p>-1.196499762191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95903161667521">
                <text:p>1.959031616675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11497514158024">
                <text:p>-0.114975141580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01056721596754">
                <text:p>2.010567215967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45557345282965">
                <text:p>-1.455573452829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.99806980158425">
                <text:p>-1.998069801584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632874827276184">
                <text:p>-0.06328748272761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991188327494339">
                <text:p>-0.9911883274943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817843566660467">
                <text:p>-0.08178435666604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171670955420208">
                <text:p>-0.1716709554202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86408829721538">
                <text:p>1.864088297215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2.33381333268541">
                <text:p>-2.333813332685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786770508144367">
                <text:p>-0.7867705081443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3.67594576665103">
                <text:p>-3.675945766651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17826264870016">
                <text:p>1.178262648700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23070592741356">
                <text:p>-0.230705927413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39445135639315">
                <text:p>0.1394451356393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2.74125969700136">
                <text:p>-2.741259697001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26065807735895">
                <text:p>-1.260658077358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09386164379703">
                <text:p>-1.093861643797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66547530933197">
                <text:p>-1.665475309331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913043534763353">
                <text:p>-0.9130435347633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79767369755246">
                <text:p>1.797673697552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427928998471227">
                <text:p>-0.4279289984712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.53106117160541">
                <text:p>-1.531061171605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37697974204532">
                <text:p>2.376979742045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.89076207830924">
                <text:p>-1.890762078309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3.82015879063995">
                <text:p>-3.820158790639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30157750946797">
                <text:p>0.9301577509467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64209832240195">
                <text:p>1.642098322401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2.80254147180817">
                <text:p>-2.802541471808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929171645511444">
                <text:p>-0.9291716455114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5.40385970360336">
                <text:p>-5.403859703603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93016079608574">
                <text:p>2.930160796085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25407065386897">
                <text:p>-1.254070653868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3.05400140380314">
                <text:p>-3.054001403803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2.46218145328815">
                <text:p>-2.462181453288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00257453547909">
                <text:p>2.002574535479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01743931429305">
                <text:p>0.3017439314293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225513056962255">
                <text:p>-0.2255130569622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5623385216983">
                <text:p>0.656233852169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29043996556431">
                <text:p>2.2904399655643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.31565812370757">
                <text:p>-1.3156581237075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797429604182642">
                <text:p>-0.7974296041826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.60424001311473">
                <text:p>-1.6042400131147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77986504936192">
                <text:p>0.7779865049361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97512643984829">
                <text:p>0.000975126439848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63929739015175">
                <text:p>-0.639297390151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81048113574092">
                <text:p>2.810481135740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.19845803945709">
                <text:p>-1.198458039457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496892798936675">
                <text:p>-0.4968927989366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90291428516836">
                <text:p>1.902914285168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4785860041658">
                <text:p>2.47858600416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311724139784654">
                <text:p>-0.3117241397846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05337513681045">
                <text:p>1.053375136810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96146207166082">
                <text:p>-0.961462071660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5197863552723">
                <text:p>2.51978635527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62820130745083">
                <text:p>-0.628201307450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93420635103017">
                <text:p>0.02934206351030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8235312850976">
                <text:p>0.482353128509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380182572465392">
                <text:p>-0.3801825724653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3.64694699279158">
                <text:p>-3.646946992791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4.34581149820281">
                <text:p>-4.345811498202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.69837924138764">
                <text:p>-2.698379241387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658321745941229">
                <text:p>-0.6583217459412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17438980052742">
                <text:p>0.2174389800527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26656118315318">
                <text:p>1.266561183153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.51333056269447">
                <text:p>-2.513330562694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178838522601794">
                <text:p>-0.1788385226017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.65160815450117">
                <text:p>-2.651608154501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510363921710119">
                <text:p>-0.5103639217101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73131608875031">
                <text:p>1.731316088750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.86464465605895">
                <text:p>-1.864644656058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95602597823923">
                <text:p>0.8956025978239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77168798084535">
                <text:p>0.4771687980845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00274841010046">
                <text:p>2.002748410100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2.18058326879907">
                <text:p>-2.180583268799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9801973987215">
                <text:p>0.898019739872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.16212013113514">
                <text:p>-1.162120131135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10331729701635">
                <text:p>-1.103317297016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6542385814995">
                <text:p>-1.65423858149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50544803728993">
                <text:p>0.7505448037289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.15423991612713">
                <text:p>-1.154239916127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66449364849801">
                <text:p>1.664493648498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.25495330532288">
                <text:p>-2.254953305322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41673407420098">
                <text:p>-1.416734074200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88511978602394">
                <text:p>0.7885119786023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16098148701332">
                <text:p>-1.160981487013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2.68114542067969">
                <text:p>-2.681145420679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14623857331303">
                <text:p>1.146238573313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20383132121295">
                <text:p>0.1203831321212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394005054643438">
                <text:p>0.03940050546434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2.25789334100347">
                <text:p>-2.257893341003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91553682705742">
                <text:p>2.915536827057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792646587097762">
                <text:p>0.079264658709776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.88763799906691">
                <text:p>-2.887637999066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59421848058525">
                <text:p>-1.594218480585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06419647349521">
                <text:p>3.064196473495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920505106043336">
                <text:p>-0.9205051060433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49579624744764">
                <text:p>-0.495796247447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76500600975964">
                <text:p>-1.765006009759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0149277155684">
                <text:p>1.501492771556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350002009066841">
                <text:p>-0.3500020090668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515031280724604">
                <text:p>-0.5150312807246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91743645272165">
                <text:p>0.8917436452721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00383334033314">
                <text:p>2.003833340333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472087429488846">
                <text:p>-0.4720874294888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4911294408136">
                <text:p>-1.49112944081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14139781578183">
                <text:p>-1.141397815781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3980166495924">
                <text:p>3.39801664959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12181808309948">
                <text:p>-1.121818083099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959586262318007">
                <text:p>-0.9595862623180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50059489632675">
                <text:p>-0.500594896326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36134413908336">
                <text:p>-1.361344139083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61203873883017">
                <text:p>0.2612038738830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2.0426046959889">
                <text:p>-2.042604695988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308933128337211">
                <text:p>-0.3089331283372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0448819504585">
                <text:p>1.504488195045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55703725981167">
                <text:p>0.9557037259811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07577610665497">
                <text:p>2.0757761066549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22490917653708">
                <text:p>-1.224909176537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17043648769203">
                <text:p>2.170436487692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6796156853886">
                <text:p>-1.67961568538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97448907074364">
                <text:p>0.49744890707436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00809160645587">
                <text:p>1.0080916064558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386775773037138">
                <text:p>-0.03867757730371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75560390102037">
                <text:p>0.2755603901020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.38402494050528">
                <text:p>-1.384024940505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.37505874874863">
                <text:p>-2.375058748748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40543865447368">
                <text:p>0.4405438654473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3.09953119494122">
                <text:p>-3.099531194941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.38069601920402">
                <text:p>-2.380696019204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672261502077638">
                <text:p>0.006722615020776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58819444152692">
                <text:p>1.588194441526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84689089545822">
                <text:p>1.846890895458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34411634789034">
                <text:p>0.01344116347890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2.58457008302215">
                <text:p>-2.584570083022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22781103533067">
                <text:p>0.3227811035330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.47682683922067">
                <text:p>-1.476826839220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89897301784828">
                <text:p>-0.898973017848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45570257331275">
                <text:p>1.455702573312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2969707607569">
                <text:p>0.4296970760756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745651563509665">
                <text:p>0.7456515635096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22205854679063">
                <text:p>0.1222058546790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2.91971811778975">
                <text:p>-2.919718117789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2.78358639516774">
                <text:p>-2.7835863951677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51032292375608">
                <text:p>2.510322923756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.17872469138937">
                <text:p>-2.178724691389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.19736508056156">
                <text:p>-1.197365080561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.19362778179438">
                <text:p>-1.193627781794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13291955411539">
                <text:p>-1.1329195541153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2.57160890038663">
                <text:p>-2.571608900386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42383037825856">
                <text:p>0.44238303782585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62030459599">
                <text:p>0.56203045959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312955909351766">
                <text:p>0.03129559093517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29244818891687">
                <text:p>0.4292448188916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5824074204721">
                <text:p>3.58240742047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02209815276958">
                <text:p>1.022098152769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09358505049944">
                <text:p>2.093585050499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697666878145746">
                <text:p>-0.69766687814574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76995595310078">
                <text:p>1.769955953100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0170610095557">
                <text:p>1.01706100955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0186489372966375">
                <text:p>-0.001864893729663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6063868710844">
                <text:p>0.1606386871084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664090138238206">
                <text:p>0.6640901382382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74351705070066">
                <text:p>1.743517050700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735626422279503">
                <text:p>-0.7356264222795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712378105007305">
                <text:p>0.7123781050073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55397233087903">
                <text:p>1.553972330879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99093206286033">
                <text:p>0.8990932062860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55960147148165">
                <text:p>2.5596014714816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96478567361045">
                <text:p>0.1964785673610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85844078108154">
                <text:p>1.8584407810815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2.59361176097003">
                <text:p>-2.593611760970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675918292384641">
                <text:p>-0.6759182923846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614775323637842">
                <text:p>0.6147753236378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757018040905385">
                <text:p>-0.75701804090538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81399385282297">
                <text:p>2.813993852822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751103667240433">
                <text:p>0.7511036672404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46946004802295">
                <text:p>2.4694600480229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10502803378605">
                <text:p>0.3105028033786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546445858073873">
                <text:p>-0.05464458580738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.95320398296808">
                <text:p>-1.9532039829680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05154980458296">
                <text:p>3.051549804582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966847016596483">
                <text:p>-0.96684701659648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719678012208077">
                <text:p>-0.7196780122080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32309581021335">
                <text:p>0.8323095810213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187843454541927">
                <text:p>-0.1878434545419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3.88198450343986">
                <text:p>-3.881984503439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3.13213562061831">
                <text:p>-3.132135620618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68505862965134">
                <text:p>2.6850586296513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73845224239962">
                <text:p>2.738452242399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7.51110623834513">
                <text:p>-7.511106238345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.53671324817519">
                <text:p>-1.536713248175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51921717895423">
                <text:p>0.1519217178954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83709852276219">
                <text:p>0.9837098522762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32435872556631">
                <text:p>0.4324358725566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2.28877510007169">
                <text:p>-2.288775100071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70144943529785">
                <text:p>1.701449435297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.83700924945503">
                <text:p>-1.837009249455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361841229936453">
                <text:p>-0.3618412299364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34261175872538">
                <text:p>0.4342611758725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13836437171995">
                <text:p>1.1383643717199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.85686657762302">
                <text:p>-1.856866577623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.23050185960221">
                <text:p>-1.2305018596022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971574702838256">
                <text:p>-0.97157470283825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25921824481926">
                <text:p>4.259218244819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653239755954322">
                <text:p>-0.65323975595432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2.39543696988419">
                <text:p>-2.395436969884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897930441381312">
                <text:p>-0.8979304413813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49444456452083">
                <text:p>3.4944445645208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886630101076107">
                <text:p>-0.8866301010761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932825736436333">
                <text:p>-0.9328257364363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17217083535071">
                <text:p>0.11721708353507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3970497775735">
                <text:p>1.397049777573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.3472839213045">
                <text:p>-1.34728392130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.05087430913739">
                <text:p>-1.050874309137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69346795533037">
                <text:p>3.693467955330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54941311171293">
                <text:p>1.549413111712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36833214118098">
                <text:p>2.3683321411809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71788881722815">
                <text:p>0.71788881722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